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style:style>
    <style:style style:name="P1" style:family="paragraph" style:parent-style-name="Heading_20_1">
      <style:text-properties fo:font-size="14pt" fo:background-color="#ffff99"/>
    </style:style>
    <style:style style:name="P2" style:family="paragraph" style:parent-style-name="Table_20_Contents">
      <style:text-properties fo:font-size="2pt" style:font-size-asian="2pt" style:font-size-complex="2pt"/>
    </style:style>
    <style:style style:name="P3" style:family="paragraph" style:parent-style-name="Text_20_body">
      <style:text-properties style:font-name="Arial1" fo:font-size="14pt" fo:font-weight="bold"/>
    </style:style>
    <style:style style:name="P4" style:family="paragraph" style:parent-style-name="Text_20_body">
      <style:paragraph-properties fo:text-align="center" style:justify-single-word="false"/>
      <style:text-properties fo:color="#6666cc" style:font-name="Arial1" fo:font-size="24pt" fo:font-weight="bold"/>
    </style:style>
    <style:style style:name="P5" style:family="paragraph" style:parent-style-name="Text_20_body">
      <style:text-properties fo:font-style="italic"/>
    </style:style>
    <style:style style:name="P6" style:family="paragraph" style:parent-style-name="Text_20_body">
      <style:paragraph-properties fo:margin-top="0in" fo:margin-bottom="0in"/>
    </style:style>
    <style:style style:name="P7" style:family="paragraph" style:parent-style-name="Text_20_body">
      <style:paragraph-properties fo:margin-top="0in" fo:margin-bottom="0in"/>
      <style:text-properties fo:font-style="italic"/>
    </style:style>
    <style:style style:name="P8" style:family="paragraph" style:parent-style-name="Text_20_body">
      <style:paragraph-properties fo:margin-top="0in" fo:margin-bottom="0in" fo:padding-left="0in" fo:padding-right="0in" fo:padding-top="0in" fo:padding-bottom="0.0193in" fo:border-left="none" fo:border-right="none" fo:border-top="none" fo:border-bottom="0.0138in solid #006400"/>
    </style:style>
    <style:style style:name="P9" style:family="paragraph" style:parent-style-name="Text_20_body">
      <style:paragraph-properties fo:padding-left="0in" fo:padding-right="0in" fo:padding-top="0in" fo:padding-bottom="0.0193in" fo:border-left="none" fo:border-right="none" fo:border-top="none" fo:border-bottom="0.0138in solid #006400"/>
    </style:style>
    <style:style style:name="P10" style:family="paragraph" style:parent-style-name="Text_20_body">
      <style:paragraph-properties fo:margin-left="0in" fo:margin-right="0in" fo:text-indent="0in" style:auto-text-indent="false" fo:padding="0in" fo:border="non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1">
      <style:paragraph-properties fo:margin-top="0in" fo:margin-bottom="0in"/>
    </style:style>
    <style:style style:name="P35" style:family="paragraph" style:parent-style-name="Text_20_body" style:list-style-name="L2">
      <style:paragraph-properties fo:margin-top="0in" fo:margin-bottom="0in"/>
    </style:style>
    <style:style style:name="P36" style:family="paragraph" style:parent-style-name="Text_20_body" style:list-style-name="L3">
      <style:paragraph-properties fo:margin-top="0in" fo:margin-bottom="0in"/>
    </style:style>
    <style:style style:name="P37" style:family="paragraph" style:parent-style-name="Text_20_body" style:list-style-name="L4">
      <style:paragraph-properties fo:margin-top="0in" fo:margin-bottom="0in"/>
    </style:style>
    <style:style style:name="P38" style:family="paragraph" style:parent-style-name="Text_20_body" style:list-style-name="L5">
      <style:paragraph-properties fo:margin-top="0in" fo:margin-bottom="0in"/>
    </style:style>
    <style:style style:name="P39" style:family="paragraph" style:parent-style-name="Text_20_body" style:list-style-name="L6">
      <style:paragraph-properties fo:margin-top="0in" fo:margin-bottom="0in"/>
    </style:style>
    <style:style style:name="P40" style:family="paragraph" style:parent-style-name="Text_20_body" style:list-style-name="L7">
      <style:paragraph-properties fo:margin-top="0in" fo:margin-bottom="0in"/>
    </style:style>
    <style:style style:name="P41" style:family="paragraph" style:parent-style-name="Text_20_body" style:list-style-name="L8">
      <style:paragraph-properties fo:margin-top="0in" fo:margin-bottom="0in"/>
    </style:style>
    <style:style style:name="P42" style:family="paragraph" style:parent-style-name="Text_20_body" style:list-style-name="L9">
      <style:paragraph-properties fo:margin-top="0in" fo:margin-bottom="0in"/>
    </style:style>
    <style:style style:name="P43" style:family="paragraph" style:parent-style-name="Text_20_body" style:list-style-name="L10">
      <style:paragraph-properties fo:margin-top="0in" fo:margin-bottom="0in"/>
    </style:style>
    <style:style style:name="P44" style:family="paragraph" style:parent-style-name="Text_20_body" style:list-style-name="L11">
      <style:paragraph-properties fo:margin-top="0in" fo:margin-bottom="0in"/>
    </style:style>
    <style:style style:name="P45" style:family="paragraph" style:parent-style-name="Text_20_body" style:list-style-name="L12">
      <style:paragraph-properties fo:margin-top="0in" fo:margin-bottom="0in"/>
    </style:style>
    <style:style style:name="P46" style:family="paragraph" style:parent-style-name="Text_20_body" style:list-style-name="L12">
      <style:paragraph-properties fo:margin-top="0in" fo:margin-bottom="0in"/>
    </style:style>
    <style:style style:name="P47" style:family="paragraph" style:parent-style-name="Text_20_body" style:list-style-name="L13">
      <style:paragraph-properties fo:margin-top="0in" fo:margin-bottom="0in"/>
    </style:style>
    <style:style style:name="P48" style:family="paragraph" style:parent-style-name="Text_20_body" style:list-style-name="L13">
      <style:paragraph-properties fo:margin-top="0in" fo:margin-bottom="0in"/>
    </style:style>
    <style:style style:name="P49" style:family="paragraph" style:parent-style-name="Text_20_body" style:list-style-name="L22">
      <style:paragraph-properties fo:margin-top="0in" fo:margin-bottom="0in"/>
    </style:style>
    <style:style style:name="P50" style:family="paragraph" style:parent-style-name="Text_20_body" style:list-style-name="L22">
      <style:paragraph-properties fo:margin-top="0in" fo:margin-bottom="0in"/>
    </style:style>
    <style:style style:name="P51" style:family="paragraph" style:parent-style-name="Text_20_body" style:list-style-name="L22">
      <style:paragraph-properties fo:margin-top="0in" fo:margin-bottom="0in"/>
    </style:style>
    <style:style style:name="P52" style:family="paragraph" style:parent-style-name="Text_20_body" style:list-style-name="L22">
      <style:paragraph-properties fo:margin-top="0in" fo:margin-bottom="0in"/>
    </style:style>
    <style:style style:name="P53" style:family="paragraph" style:parent-style-name="Text_20_body" style:list-style-name="L23">
      <style:paragraph-properties fo:margin-top="0in" fo:margin-bottom="0in"/>
    </style:style>
    <style:style style:name="P54" style:family="paragraph" style:parent-style-name="Text_20_body" style:list-style-name="L23">
      <style:paragraph-properties fo:margin-top="0in" fo:margin-bottom="0in"/>
    </style:style>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ize="14pt"/>
    </style:style>
    <style:style style:name="T4" style:family="text">
      <style:text-properties style:font-name="Arial1" fo:font-size="14pt" fo:font-weight="bold"/>
    </style:style>
    <style:style style:name="T5" style:family="text">
      <style:text-properties fo:color="#006400" style:text-underline-style="solid" style:text-underline-width="auto" style:text-underline-color="font-color" fo:font-weight="normal" fo:background-color="transparent"/>
    </style:style>
    <style:style style:name="T6" style:family="text">
      <style:text-properties fo:font-weight="bold"/>
    </style:style>
    <style:style style:name="fr1"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0.0138in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043in" fo:margin-right="0.1043in" fo:margin-top="0.1043in" fo:margin-bottom="0.1043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 Guide To Speed Reading</text:p>
      <text:p text:style-name="Text_20_body"><draw:a xlink:type="simple" xlink:href="http://www.study-habits.com/images/speed-reading-full.jpg"><draw:frame draw:style-name="fr1" draw:name="graphics1" text:anchor-type="paragraph" svg:width="2.4134in" svg:height="1.7256in" draw:z-index="0"><draw:image xlink:href="http://www.study-habits.com/images/speedreading.jpg" xlink:type="simple" xlink:show="embed" xlink:actuate="onLoad"/><svg:desc>Click Here To Read About The History Of Speed Reading</svg:desc></draw:frame></draw:a>Introduction <text:line-break/><text:line-break/>Speed reading is a controversial study technique meant to help individuals increase their reading speed. The main objective is to escalate the speed while retaining a good amount of comprehension.<text:line-break/><text:line-break/>This guide is meant as an introduction to speed reading for those who would like to know more. Before we dive into this subject, I would suggest we point out some of the benefits in learning this technique. </text:p>
      <text:p text:style-name="Text_20_body">The reasons for mentioning these are quite obvious. It will serve as an incentive, making us more inclined to master the technique.</text:p>
      <text:p text:style-name="Text_20_body">Benefits</text:p>
      <text:p text:style-name="Text_20_body"><draw:frame draw:style-name="fr2" draw:name="graphics2" text:anchor-type="as-char" svg:width="0.052in" svg:height="0.0835in" draw:z-index="1"><draw:image xlink:href="http://www.study-habits.com/images/arrow.gif" xlink:type="simple" xlink:show="embed" xlink:actuate="onLoad"/><svg:desc>Blue Arrow</svg:desc></draw:frame> You will be able to read more books in a shorter time span.<text:line-break/><draw:frame draw:style-name="fr2" draw:name="graphics3" text:anchor-type="as-char" svg:width="0.052in" svg:height="0.0835in" draw:z-index="2"><draw:image xlink:href="http://www.study-habits.com/images/arrow.gif" xlink:type="simple" xlink:show="embed" xlink:actuate="onLoad"/><svg:desc>Blue Arrow</svg:desc></draw:frame> Learning new languages will become easier as your comprehension level most likely will rise (contrary to popular belief, speed reading could actually increase retention)<text:line-break/><draw:frame draw:style-name="fr2" draw:name="graphics4" text:anchor-type="as-char" svg:width="0.052in" svg:height="0.0835in" draw:z-index="3"><draw:image xlink:href="http://www.study-habits.com/images/arrow.gif" xlink:type="simple" xlink:show="embed" xlink:actuate="onLoad"/><svg:desc>Blue Arrow</svg:desc></draw:frame> It will leave you with more free time to do other things.</text:p>
      <text:p text:style-name="Text_20_body">Methodology</text:p>
      <text:p text:style-name="Text_20_body">The first question that comes to mind is of course; how do you go about doing this? There's no simple answer to that really but there do exist a few things one ought to keep in mind:<text:line-break/><text:line-break/><draw:frame draw:style-name="fr2" draw:name="graphics5" text:anchor-type="as-char" svg:width="0.052in" svg:height="0.0835in" draw:z-index="4"><draw:image xlink:href="http://www.study-habits.com/images/arrow.gif" xlink:type="simple" xlink:show="embed" xlink:actuate="onLoad"/><svg:desc>Blue Arrow</svg:desc></draw:frame>  Know where you are: We are all familiar with the big red You Are Here dot featured on most maps. The map it self is pointless if you don't know where you are to begin with, the same can be said about speed reading.<text:line-break/><text:line-break/>A good way to know where you stand in terms of speed reading is by simply taking the free speed reading test on our website. Please note that I'm planning on adding a comprehension test along with it.<text:line-break/><text:line-break/><draw:frame draw:style-name="fr2" draw:name="graphics6" text:anchor-type="as-char" svg:width="0.052in" svg:height="0.0835in" draw:z-index="5"><draw:image xlink:href="http://www.study-habits.com/images/arrow.gif" xlink:type="simple" xlink:show="embed" xlink:actuate="onLoad"/><svg:desc>Blue Arrow</svg:desc></draw:frame>  Read Frequently: This is the most important and the most fundamental part of all speed reading courses. Practice, practice and practice more. The general rule is that the more you read --&gt; the faster you will read. Isn't true that a runner who runs often improves his speed? Indeed he or she does and reading is not much more different in this aspect. <text:line-break/><text:line-break/><draw:frame draw:style-name="fr2" draw:name="graphics7" text:anchor-type="as-char" svg:width="0.052in" svg:height="0.0835in" draw:z-index="6"><draw:image xlink:href="http://www.study-habits.com/images/arrow.gif" xlink:type="simple" xlink:show="embed" xlink:actuate="onLoad"/><svg:desc>Blue Arrow</svg:desc></draw:frame>  Use a tool: A good way to start out is by using a pen or your own finger and use it to follow each sentence as you are reading. Try (gradually) moving your hand a bit faster and take notice of what happens with your eye movement. Your eyes will tend to follow the speed of your hand which is pretty amazing.<text:line-break/><text:line-break/>On a further note, using some sort of card, bookmark, or page-width item could help you increase speed in a more effecient way compared to using a pen.  Wider objects will cover surrounding text which in turn prevents your eyes from wandering away.<text:line-break/><text:line-break/><draw:frame draw:style-name="fr2" draw:name="graphics8" text:anchor-type="as-char" svg:width="0.052in" svg:height="0.0835in" draw:z-index="7"><draw:image xlink:href="http://www.study-habits.com/images/arrow.gif" xlink:type="simple" xlink:show="embed" xlink:actuate="onLoad"/><svg:desc>Blue Arrow</svg:desc></draw:frame> Make less fixations: There are several different methods to speedreading and each approach might sound a little different but in the end they all work after the same principle, namely; <text:line-break/><text:soft-page-break/>the lesser fixations made --&gt; the faster one will read. <text:line-break/><text:line-break/>In other words; the fewer times your eye stops in a sentence, the faster you will read. Thus we can conclude that speed reading is - in it's essence - the notion of reducing the number of times the eye needs to halt in order to comprehend the text being read. <text:line-break/><text:line-break/><draw:frame draw:style-name="fr2" draw:name="graphics9" text:anchor-type="as-char" svg:width="0.052in" svg:height="0.0835in" draw:z-index="16"><draw:image xlink:href="http://www.study-habits.com/images/arrow.gif" xlink:type="simple" xlink:show="embed" xlink:actuate="onLoad"/><svg:desc>Blue Arrow</svg:desc></draw:frame> Separate the wheat from the chaff: Another fundamental part of speed reading is the notion of prioritizing content. In most of our books we find that there's a lot of "unnecessary information" that you can just skim over. In order to find these unnecessary snippets, we have to pre-read the content. This means that you have to identify the most important parts of the book through skimming before you start the actual process of "reading".<text:line-break/><text:line-break/>It takes a lot of practice to be able to distinguish important content from unimportant information. It's therefore vital that you teach yourself to begin a reading session by looking over entire sections very quickly. Try to recognize patterns of repeated keywords, ideas, emphasized text (bold, italic etc) or other similar indicators of important concepts. <text:line-break/><text:line-break/>This will enable you to "pass by" large portions of the books content, slowing down only when you've reached something you know is important.</text:p>
      <text:p text:style-name="Text_20_body">Facing Difficulties?</text:p>
      <text:p text:style-name="Text_20_body"><text:line-break/>Learning how to speed read is not easy and some may experience a few difficulties on the road. Sometimes these issues are caused by external problems, not relating to the reading itself. <text:line-break/><text:line-break/>If you're experiencing problems with concentrating on you're reading material, please try the following:<text:line-break/><text:line-break/><draw:frame draw:style-name="fr2" draw:name="graphics10" text:anchor-type="as-char" svg:width="0.052in" svg:height="0.0835in" draw:z-index="9"><draw:image xlink:href="http://www.study-habits.com/images/arrow.gif" xlink:type="simple" xlink:show="embed" xlink:actuate="onLoad"/><svg:desc>Blue Arrow</svg:desc></draw:frame> Have your eyes checked: Sometimes people read slowly because they have an undiagnosed problem with their vision. Even if you're sure that there's nothing wrong with your eyes, if you haven't had an eye exam recently, there's no time time to do it but now.<text:line-break/><text:line-break/><draw:frame draw:style-name="fr2" draw:name="graphics11" text:anchor-type="as-char" svg:width="0.052in" svg:height="0.0835in" draw:z-index="10"><draw:image xlink:href="http://www.study-habits.com/images/arrow.gif" xlink:type="simple" xlink:show="embed" xlink:actuate="onLoad"/><svg:desc>Blue Arrow</svg:desc></draw:frame> Remove distractions: There are some people who claim they read better when listening to music or when they're in a crowded café. The truth of the matter is, if you want to read faster you can not allow other things to compete for your attention. <text:line-break/><text:line-break/>The lesser the distractions, the faster you will read. You should try your best to find a solitary place to read and make sure that the TV is off. If it's not possible to be find a solitary place, I would suggest the use of earplugs to drown out all the distraction. <text:line-break/><text:line-break/><draw:frame draw:style-name="fr2" draw:name="graphics12" text:anchor-type="as-char" svg:width="0.052in" svg:height="0.0835in" draw:z-index="11"><draw:image xlink:href="http://www.study-habits.com/images/arrow.gif" xlink:type="simple" xlink:show="embed" xlink:actuate="onLoad"/><svg:desc>Blue Arrow</svg:desc></draw:frame> Don't subvocalise: There is a common tendency among people to subvocalise or pronounce certain words to themselves. The degree to which people do this varies, some will for instance actually move their lips while others simply repeat the words in their head.<text:line-break/><text:line-break/>It doesn´t matter how you subvocalize (if you do so), it will slow you down! If you're afflicted by this and want to break the habit, you need to try your out most to be conscious of it. If you can't rid yourself from it by merely being conscious of it, then you might want to take some greater measures. <text:line-break/><text:line-break/>For instance, you could place your finger in your mouth when reading. Although this seems somewhat drastic it could be very helpful in overcoming the problem.</text:p>
      <text:p text:style-name="Text_20_body"><text:soft-page-break/>Further Tips</text:p>
      <text:p text:style-name="Text_20_body"><draw:frame draw:style-name="fr2" draw:name="graphics13" text:anchor-type="as-char" svg:width="0.052in" svg:height="0.0835in" draw:z-index="12"><draw:image xlink:href="http://www.study-habits.com/images/arrow.gif" xlink:type="simple" xlink:show="embed" xlink:actuate="onLoad"/><svg:desc>Blue Arrow</svg:desc></draw:frame> Start out easy: It's always hard to embrace new methods and this is why I recommend new students to start out by reading a book that they've already read. By doing so, you will have it much easier to skip certain passages and keep up a good smooth flow while doing so.<text:line-break/><text:line-break/><draw:frame draw:style-name="fr2" draw:name="graphics14" text:anchor-type="as-char" svg:width="0.052in" svg:height="0.0835in" draw:z-index="13"><draw:image xlink:href="http://www.study-habits.com/images/arrow.gif" xlink:type="simple" xlink:show="embed" xlink:actuate="onLoad"/><svg:desc>Blue Arrow</svg:desc></draw:frame> Big fonts &gt; Small fonts: Another good thing to keep in mind - if you are new to speed reading - is to keep yourself from reading text written in small fonts. Start out by reading books with larger font sizes since they make it harder to skip lines by mistake.<text:line-break/>   <text:line-break/><draw:frame draw:style-name="fr2" draw:name="graphics15" text:anchor-type="as-char" svg:width="0.052in" svg:height="0.0835in" draw:z-index="14"><draw:image xlink:href="http://www.study-habits.com/images/arrow.gif" xlink:type="simple" xlink:show="embed" xlink:actuate="onLoad"/><svg:desc>Blue Arrow</svg:desc></draw:frame> Understand the purpose: My final and most important advice to you is; never forget the purpose of why you're reading what you're reading. Some things are simply not meant to be read fast even if you can grasp all the facts. There are times when you just want to enjoy a certain text's nuance and beauty and this can never be experienced through speed reading. <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text:soft-page-break/>Speed-Reading Techniques</text:p>
      <text:p text:style-name="Text_20_body">I was a Bible college student when one of our chapels featured a<text:line-break/>guest speaker who taught us how to speed-read. At the time I didn’t<text:line-break/>need the skill since most collateral reading assignments in my courses<text:line-break/>were under 500 pages, but I started practicing just for the fun of it<text:line-break/>– sort of like a private parlor game. However all that changed when I<text:line-break/>wound up in graduate school at Princeton Seminary and several Profs.<text:line-break/>expected me to read several <text:span text:style-name="T2">thousand</text:span> pages of collateral along<text:line-break/>with the five or six textbooks. That’s when I got serious about speed<text:line-break/>reading. Here is the collection of what I practiced then, and picked up<text:line-break/>since. The first thing I had to do was toss away the reading myths I<text:line-break/>had held so long.</text:p>
      <text:p text:style-name="P3">Reading Myths</text:p>
      <text:p text:style-name="Text_20_body"><text:span text:style-name="T1">1. Reading is linear.</text:span> I had always figured reading was<text:line-break/>a linear process; you know, start up front and grind through to the<text:line-break/>very end in the exact order it was printed in. Reading is no more<text:line-break/>linear than thinking is, (or I eventually discovered, than writing; few<text:line-break/>writers start at the beginning — indeed, they usually “write the first<text:line-break/>part last.” </text:p>
      <text:p text:style-name="Text_20_body"><text:span text:style-name="T1">2. True reading is word-for-word.</text:span> I started as a kid<text:line-break/>looking at individual letters. They didn’t help much. Next I started<text:line-break/>sounding out syllables. Finally, I could read whole words. Why stop<text:line-break/>with words? Well, I know one reason… I had a college professor who made<text:line-break/>us swear we had “Read every single word” of our collateral reading.<text:line-break/>Why? He didn’t make us swear we’d “read every single letter.” The<text:line-break/>answer is simple: that professor (like me) had never moved from<text:line-break/>letters, syllables, and words, to reading phrases, sentences and<text:line-break/>paragraphs. He assumed the only way to read thoroughly was by the<text:line-break/>laborious method of reading one word at a time.</text:p>
      <text:p text:style-name="Text_20_body"><text:span text:style-name="T1">3. Reading is a laborious task which takes a long time.</text:span> Not at all! Reading can be both fun and fast. Indeed, speed reading is like auto racing — it is far more exciting.</text:p>
      <text:p text:style-name="Text_20_body"><text:span text:style-name="T1">4. All parts of a book are of equal value.</text:span> This myth<text:line-break/>persists until you actually write your own book. Then, all at once you<text:line-break/>realize there is “filler” material , illustrations, and even sometimes<text:line-break/>whole chapters jammed into a book just because the publisher insisted.<text:line-break/>Take messages for instance. Ever hear a message and wish you could put<text:line-break/>it on fast forward over that long story illustrating a point you<text:line-break/>already understand? Well, in reading you <text:span text:style-name="T2">can</text:span> fast forward. </text:p>
      <text:p text:style-name="Text_20_body"><text:span text:style-name="T1">5. Reading faster will reduce retention.</text:span> Sorry. It<text:line-break/>should be that way, shouldn’t it? Those who groan slowly through a book<text:line-break/>painstakingly sounding out every single word, maybe even moving their<text:line-break/>lips, should get a greater reward shouldn’t they? Sorry. In fact, speed<text:line-break/>reading techniques will increase one’s comprehension and retention.</text:p>
      <text:p text:style-name="P3">Getting Ready to Read</text:p>
      <text:p text:style-name="Text_20_body"><text:soft-page-break/>So, we’re ready to read. But don’t read the book yet. There are a few steps to take first.</text:p>
      <text:p text:style-name="Text_20_body"><text:span text:style-name="T1">FIRST: ELIMINATE ALL DISTRACTIONS:</text:span> Get rid of ANYthing<text:line-break/>your mind could think about besides the reading material. Is there<text:line-break/>conversation? Activity? TV? An uncomfortable seat? Music in the<text:line-break/>background? (OK OK, I know many of my readers are college students who<text:line-break/>claim they “study better” with music in the background. Go ahead and<text:line-break/>claim it — but you are wrong. You might “like it” better, but you do<text:line-break/>not study better. ANYthing which might occupy your mind waters down<text:line-break/>your concentration — even occupying your “mind-in-background.” Fool<text:line-break/>yourself if you wish — but if you really are serious about reading<text:line-break/>faster, eliminate distractions.</text:p>
      <text:p text:style-name="Text_20_body"><text:span text:style-name="T1">SECOND: Ask: What is my purpose?</text:span> Why are you reading<text:line-break/>this? And what kind of literature is it? Is it a classic or fiction<text:line-break/>work you are reading for fun? Then, why hurry through it at all? Like a<text:line-break/>leisurely meal, sit back and taste each bite — turn over the delicious<text:line-break/>phrases in your mind. Or is collateral reading for a course where you<text:line-break/>are must be familiar with the central notions? Then finding the notions<text:line-break/>is why you are reading, right? Or maybe you are reading collateral<text:line-break/>where you will be tested on the content? Or maybe collateral reading<text:line-break/>where you will be required to say, “I read every single word?” Or is<text:line-break/>this a book where you will be tested on the terms and dates therein?<text:line-break/>Or, maybe you are just reading the book searching for some new ideas<text:line-break/>for your own situation. Or you have to write a review. Or maybe you<text:line-break/>plan to teach it to others. See how different your purpose might be for<text:line-break/>each? Before you open the book, take a minute to state your purpose to<text:line-break/>yourself. It will largely determine how you read the book from then on.</text:p>
      <text:p text:style-name="Text_20_body"><text:span text:style-name="T1">THIRD: Do a 10 minute PRE-READ</text:span>. Take ten minutes or<text:line-break/>less and pre-read the entire book. Go ahead and try this if you’ve<text:line-break/>never done it before. Treat a book like a jigsaw puzzle. Dump it out,<text:line-break/>then organize all the pieces first before putting it together. Read the<text:line-break/>dust cover and any cover reviews. Then look through the author blurb.<text:line-break/>Move to the Table of Contents and see if you can figure out the whole<text:line-break/>book from this page. Page through the entire book, page by page and<text:line-break/>glance through all summaries, tables, pull-out quotes,<text:line-break/>diagrams(especially), and scan through all the section titles and you<text:line-break/>go.</text:p>
      <text:p text:style-name="Text_20_body">Chances are you’ll find the KEY CHAPTER while you are doing this. Some publishers say (off the record, of course) “<text:span text:style-name="T2">A book is simply one great chapter with a dozen other filler chapters</text:span>.” If this is so, find that chapter. </text:p>
      <text:p text:style-name="Text_20_body"><text:span text:style-name="T1">FOURTH: Read the KEY CHAPTER.</text:span> Start using the rapid<text:line-break/>reading techniques mentioned later to read this KEY CHAPTER through.<text:line-break/>You are not obligated to wait until you have read all the chapters<text:line-break/>before this one, as if you must eat your green beans before the ice<text:line-break/>cream. The book is yours — go ahead and get the central idea before<text:line-break/>you start!</text:p>
      <text:p text:style-name="Text_20_body">Once you’ve read the key chapter you are ready to read the rest. In<text:line-break/><text:soft-page-break/>order from the front to the back, or in some other order which better<text:line-break/>suits your purpose. Now for some actual reading tips tips.</text:p>
      <text:p text:style-name="P3">III. Rapid Reading Techniques</text:p>
      <text:p text:style-name="Text_20_body"><text:span text:style-name="T1">1. Raise your speed- comfort level.</text:span> How comfortable<text:line-break/>are you speeding in a car? How fast do you have to go before you feel<text:line-break/>you are “on the edge?” 70 MPH? 90? 120? How about 210 MPH, the speed<text:line-break/>the Indy car drivers can average? Get the point? Some people have<text:line-break/>learned to drive faster; their comfort level has been raised. You can<text:line-break/>do the same thing for reading. Face it, speed-reading isn’t mostly<text:line-break/>about technique; it is about mind set. Indeed this may be the reason<text:line-break/>you can play a CD while reading — you are merely driving along at<text:line-break/>25MPH. Can you imagine an Indy car driver playing music in the<text:line-break/>background? No. The driver focuses all his or her skills on the track.<text:line-break/>If you are out for a Sunday afternoon stroll in your book, then ignore<text:line-break/>this. But if you are serious about becoming a speed-reader, then start<text:line-break/>expecting more of yourself.</text:p>
      <text:p text:style-name="Text_20_body"><text:span text:style-name="T1">2. See the book as a mine full of ORE not GOLD.</text:span> Books<text:line-break/>offer wonderful gold to the prospector. But the reader must sort<text:line-break/>through tons of ore to find and refine the gold. The speed reader<text:line-break/>changes mindsets: quits fooling around with the ore and searches for<text:line-break/>the gold. What is a book anyway? What are words? They are “carriers” of<text:line-break/>truth, thoughts, ideas, a thesis, information, terms, concepts,<text:line-break/>notions. One reads a book to get the message, not to obsess on the<text:line-break/>words. (I’m tempted here to talk about Bible study, but we shall let it<text:line-break/>pass this time.) Switch your mindset to looking for the gold.</text:p>
      <text:p text:style-name="Text_20_body"><text:span text:style-name="T1">3. Quit Subvocalizing</text:span>. Most of us learned to read by<text:line-break/>sounding out the words. The trouble is, most of us never stopped. Sure,<text:line-break/>maybe we no longer audibly sound them out, or even move our lips, but<text:line-break/>in our heads we are “reading to ourselves.” We have learned to read by<text:line-break/>Mouth-and-Ear. To become a speed reader one must discard this habit (or<text:line-break/>at least reduce it) and adopt the eye-and-mind method. It is mostly a<text:line-break/>matter of mind set. Instead of acting like the ear (even in one inside<text:line-break/>your head) is the route to the mind, begin believing that the eye is<text:line-break/>the gate to the mind. Start drinking in books through your eyes. Let<text:line-break/>the books pass into the mind directly from the eye, skipping the mouth<text:line-break/>and ears. Go ahead and start trying it.</text:p>
      <text:p text:style-name="Text_20_body"><text:span text:style-name="T1">4. Use your finger. </text:span>For most beginning speed-readers<text:line-break/>this is a shock. They remember reading in grade school with their<text:line-break/>finger and assume it slows one down. Actually the finger is your pace<text:line-break/>car. It leads you forward at a speedy pace, and keeps you on focus and<text:line-break/>avoiding back-skipping. There are several ways to use your finger (or<text:line-break/>hand) but just try it out for starters. As you improve, buy one of the<text:line-break/>books on speed-reading and settle on the pattern which works best for<text:line-break/>you.</text:p>
      <text:p text:style-name="Text_20_body"><text:span text:style-name="T1">5. Break the Back-skip habit</text:span>. Most of us read along a<text:line-break/>line of type like this one to get the interpretation of the meaning,<text:line-break/><text:soft-page-break/>but as we read our eyes jump back to dwell on a word we just passed. We<text:line-break/>do this without knowing it. In fact, probably the only way to discover<text:line-break/>how many times you back skip is to have someone watch you read and<text:line-break/>count the eye-darts back. But, unless you have someone you feel pretty<text:line-break/>comfortable staring you in the face while you read, just trust me –<text:line-break/>you probably back-skip. How to stop? First confess you do it. Then<text:line-break/>start recognizing when you do it. Finally when tempted to back-skip,<text:line-break/>treat the book like a movie — that is, even if you miss something in a<text:line-break/>movie, you don’t stop the video and replay it. You just let it flow on<text:line-break/>through, hoping you’ll make it up later.</text:p>
      <text:p text:style-name="Text_20_body">6. <text:span text:style-name="T1">Use your peripheral vision.</text:span> Just like you must develop a<text:line-break/>muscle in the gym, so your mind can be trained to use the eye-gate to<text:line-break/>take in a broader amount of data. For instance, instead of reading left<text:line-break/>to right across the lines, pretend there is a line right down the<text:line-break/>middle of this page and you are following the line. Let your eye take<text:line-break/>in through peripheral vision the phrases to the right or left. Can you<text:line-break/>do it? With practice you can train your mind to read on “both sides of<text:line-break/>the road” even though your eyes are on the center line. To practice<text:line-break/>this skill most speed readers actually draw lines down pages of a book<text:line-break/>until they have mastered the skill with an invisible line. Let your<text:line-break/>mind drink in the information on the page without looking directly at<text:line-break/>it — just like you “see” the sides of the road when driving an<text:line-break/>automobile.</text:p>
      <text:p text:style-name="Text_20_body"><text:span text:style-name="T1">7. Learn to read KEY WORDS.</text:span> 40-60% of the words on a<text:line-break/>page are neither critical nor important. Indeed, if someone took<text:line-break/>white-out and hid them from your sight, you could still figure out what<text:line-break/>the paragraph was communicating. So, it stands to reason that if you<text:line-break/>could figure out which are these KEY WORDS you could scan past the<text:line-break/>other words and let your mind fill in the blank. Train your mind to<text:line-break/>find these key words and you’ll add even more speed to your reading.</text:p>
      <text:p text:style-name="Text_20_body"><text:span text:style-name="T1">8. Eliminate “Bus Stops” (Eye rests</text:span>). As your eyes<text:line-break/>read down this line they stop periodically and “rest” on a word.<text:line-break/>Children’s eyes often rest on every single word as they learn to read.<text:line-break/>Then as you grow your eyes move smoothly down the line like a lawn<text:line-break/>mower, then you stop a split second on a word, then start back up<text:line-break/>again. Most reader never get over this habit, but like a bus stopping<text:line-break/>at every corner, it slows down your progress. Try to reduce your eye<text:line-break/>rests to 3-4 per line, maybe even less as you get better… keep the eye<text:line-break/>moving smoothly line after line, letting your mind drink in the<text:line-break/>knowledge on the line.</text:p>
      <text:p text:style-name="Text_20_body"><text:span text:style-name="T1">9. Take breaks</text:span>. The research is clear. Steady reading<text:line-break/>hour after hour is less efficient than taking a five minute break every<text:line-break/>hour or less. Sit down to read 100 pages in the next hour. Set an alarm<text:line-break/>even. Then reward yourself with a cookie or sandwich when you’ve<text:line-break/>reached your goal in 60 minutes.</text:p>
      <text:p text:style-name="Text_20_body"><text:span text:style-name="T1">10. Set a time goal.</text:span> Have a 300 page book to read?<text:line-break/>Decide how fast you’ll read it. If you are not a speedy reader, maybe<text:line-break/><text:soft-page-break/>you’ll only set the US average reading speed as your goal: one page a<text:line-break/>minute (250 words/min.). Or if you are already an above average reader,<text:line-break/>set 100 pages an hour and plunge in. If you picked 100 pages an hour,<text:line-break/>that’s 50 in a half hour, 17 per 10 minutes or 1.7 pages per minute.<text:line-break/>Keep on track… pretend like you are in an auto race… push yourself,<text:line-break/>concentrate, get yourself out there on the “racer’s edge” — the line<text:line-break/>just short of out-of-control, yet still in command. Do it; it will be<text:line-break/>exciting! </text:p>
      <text:p text:style-name="P3">IV Retention Techniques</text:p>
      <text:p text:style-name="Text_20_body"><text:span text:style-name="T1">1. Underline, circle, make margin notes</text:span>. Not<text:line-break/>highlighting the whole page like some students do! Usually you will not<text:line-break/>mark more than two or three items per page, and many pages will have no<text:line-break/>markings. Marking pages increases recall — do you have a marked-up<text:line-break/>Bible? If you do, you can almost “see” the page in your head when<text:line-break/>recalling it. Marking helps. (Highlighting may help — your own<text:line-break/>markings, however, are probably superior).</text:p>
      <text:p text:style-name="Text_20_body"><text:span text:style-name="T1">2. Dog-ear important pages</text:span>. In a 250 page book there<text:line-break/>will probably be 25 pages worth dog-earing. Turn down the page to<text:line-break/>return later. The bigger the dog-ear the more important the page. Most<text:line-break/>books have only four or five half-page-dog ears. </text:p>
      <text:p text:style-name="Text_20_body"><text:span text:style-name="T1">3. Transfer key notes to front of book.</text:span> Got a great<text:line-break/>point here? The central message? The quote which essentially represents<text:line-break/>the whole book? Write it down in the front of the book. Why? Generally<text:line-break/>speaking when it comes to new information you either “Use it or lose it<text:line-break/>in 20 minutes.” When you discover it, flip the book open to the front<text:line-break/>and scribble it down; it will cement the notion into your mind. Better<text:line-break/>yet, link it to something you already know and write that down too.<text:line-break/>Linked information can be recalled far better than isolated information.</text:p>
      <text:p text:style-name="Text_20_body"><text:span text:style-name="T1">4. When finished, re-read dog-eared pages</text:span>. Just run back through and re-read the gold. Here is the essence of the book (if you made judgements right going through).</text:p>
      <text:p text:style-name="Text_20_body"><text:span text:style-name="T1">5. Now write an “abstract” in the back or front. </text:span>You are<text:line-break/>finished! Go for a pizza… but not just yet. Take a few more minutes and<text:line-break/>write an “abstract” up front in your own words. When the writer<text:line-break/>submitted the proposal for this book, he or she probably actually had a<text:line-break/>single paragraph or page, outlining what this book was all about. To<text:line-break/>summarize the book, simply “reverse engineer” the book back to the<text:line-break/>author’s abstract or thesis.</text:p>
      <text:p text:style-name="Text_20_body"><text:span text:style-name="T1">6. Consider drawing a “MindMap” of the contents</text:span>. If<text:line-break/>you are going to be tested on this book, get someone to teach you how<text:line-break/>to use Tony Buzan’s “Mind Map” to remember the entire book on a single<text:line-break/>page. Remember, the mind mostly recalls ideas and pictures, not words.<text:line-break/>A Mind Map will enable you to “picture” the whole book and you’ll look<text:line-break/>like you posses a “photographic” (which you really don’t need, if you<text:line-break/>simply follow the advice in this article).</text:p>
      <text:p text:style-name="Text_20_body"><text:span text:style-name="T1">7. But if you borrowed the book</text:span>, and can’t mark it,<text:line-break/><text:soft-page-break/>dog-ear it, or otherwise “use” this took — then use 3M stickers<text:line-break/>instead of dog-ears, and write your comments on half-sheets of paper as<text:line-break/>you go. </text:p>
      <text:p text:style-name="Text_20_body"><text:span text:style-name="T4">Finally,</text:span><text:line-break/>remember this: speed-reading is not some magical secret you can pick up<text:line-break/>in ten minutes and Presto! You now can read 1000 words per minute.<text:line-break/>True, you <text:span text:style-name="T2">can</text:span> learn to read faster; perhaps double your present<text:line-break/>speed in two weeks. But to become a life-long rapid reader (like<text:line-break/>becoming a proficient race car driver) takes time, concentration and<text:line-break/>practice. This short article can get you started, but to really become<text:line-break/>expert you’ll need to practice plenty.</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soft-page-break/>ips to Boost the Power of Speed Reading Techniques</text:h>
      <text:section text:style-name="Sect1" text:name="mod_1087528">
        <text:section text:style-name="Sect1" text:name="txtd_1087528">
          <text:p text:style-name="Text_20_body">1. Before reading any book, skim through the table of contents to get an overview of the book. This is a tip that will let you get an idea of the book and connect ideas in your mind. In some books you can even by-pass chapters you don't find useful.</text:p>
          <text:p text:style-name="Text_20_body">2. Relax before reading. Make reading a pleasurable activity by relaxing your mind and body. Too much stress and worries and you won't be able to retain info</text:p>
          <text:p text:style-name="Text_20_body">3. Focus on the key words. Around 60 percent of the content is made of words used to structure a sentence.</text:p>
          <text:p text:style-name="Text_20_body">4. Read a book with more "meat" and less "fluff". Books rich in content go to the point immediately without wasting your time going over the same things and decorating words aimlessly.</text:p>
          <text:p text:style-name="Text_20_body">5. Set goals and be determined. Patience is a key factor for honing your skills. Set increasing goals as you feel comfortable to do so. There's no need to be Flash in just one session. Take it with ease.</text:p>
          <text:p text:style-name="Text_20_body">6. Increase your vocabulary. As you find unknown words, look for them in the dictionary and add them to your language. The more words you understand the fastest reading will become.</text:p>
          <text:p text:style-name="Text_20_body">7. Practice like a madman or madwoman! The techniques must be understood and perfected. This is only possible with a lot of practice like with any skill. Soon enough, you'll be able to read a lot faster than your current speed.</text:p>
        </text:section>
      </text:section>
      <text:section text:style-name="Sect1" text:name="mod_1087531">
        <text:h text:style-name="Heading_20_2" text:outline-level="2" text:is-list-header="true">Speed Reading Technique: Widen the Eye Span</text:h>
        <text:section text:style-name="Sect1" text:name="txtd_1087531">
          <text:p text:style-name="Text_20_body">This is the golden rule of speed reading. If you read word by word, you're going to take too much time to complete a text!</text:p>
          <text:p text:style-name="Text_20_body">Instead try to read in chunks of text, always increasing according to your comfort level. There are really no limits at how much words you can read at the same time, but every advance must be done little by little.</text:p>
          <text:p text:style-name="Text_20_body">If you are just starting try to begin with sets of three words until you feel comfortable. </text:p>
        </text:section>
      </text:section>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able:table table:name="Table1" table:style-name="Table1">
        <table:table-column table:style-name="Table1.A"/>
        <table:table-row>
          <table:table-cell table:style-name="Table1.A1" office:value-type="string">
            <text:p text:style-name="P2"/>
          </table:table-cell>
        </table:table-row>
      </table:table>
      <text:h text:style-name="Heading_20_3" text:outline-level="3" text:is-list-header="true"><draw:frame draw:style-name="fr2" draw:name="graphics16" text:anchor-type="as-char" svg:width="0.5209in" svg:height="0.6354in" draw:z-index="15"><draw:image xlink:href="http://www.learnenglish.de/IMAGES/Vocab/School/chalkboard.gif" xlink:type="simple" xlink:show="embed" xlink:actuate="onLoad"/><svg:desc>Look up each word by double clicking on it</svg:desc></draw:frame> Speed Reading Basics</text:h>
      <text:h text:style-name="Heading_20_5" text:outline-level="5" text:is-list-header="true">by Jonathan Mayheart</text:h>
      <text:p text:style-name="Text_20_body">Speed reading is vital in today’s business and academic world, with the vast information that the internet offers, and the huge amounts of reading tasks an average manager or student faces, there is really no choice but to try and increase the intake of information. <text:line-break/><text:line-break/>In the last forty years there has a been an explosion of information, we are living the information revolution and that requires a lot of young professionals a great deal of effort in digesting this information and making good use of it. <text:line-break/><text:line-break/>Most of the people who attend speed reading courses and classes have some kind of problem, or believe they have some kind of problem, with their reading, here are a few of these potential problems. <text:line-break/><text:line-break/>Lack of concentration or partial/impaired concentration is an obvious problem for speed reading, the effects of the environment on ones reading rhythm and the general tendency of some people to be able of acceptable reading rate only in ideal situations. This problem is one of the basic speed reading problems and is usually dealt with in most courses. <text:line-break/><text:line-break/>Poor eye movement may cause some readers to shift their eyes to other directions and than go back to the book or paper to relocated the last point read. This problem also correlates with poor mechanical skills, which can be a real problem in speed reading. <text:line-break/><text:line-break/>Short attention span is a clear problem, almost everyone knows this problem, you start strong and begin to slow down as you read on. This kind of problem typically creates a situation of going back to re-read some lines over and over again, or a need to read the same sentence a couple of times for lack of understanding or loosing the line of thought altogether. <text:line-break/><text:line-break/>Reading by heart, when a person reads to himself (muttering the words or even reading out load) is an obvious problem since speed reading is much faster than talking, the reading out load inhibited the ability to read fast and also regulates a slow input of information into the cognitive. <text:line-break/><text:line-break/>Delayed reaction to information and material – This delay often comes from inattention, reading ahead or distraction. Desire to remember every word – This is loosely related to the tendency to re-read or slow down. <text:line-break/><text:line-break/>So what can you do to increase your reading skills? Do you really need to try speed reading you should you consider just eliminating some of these problems. The answer is most likely dependent of what you need, no matter what you problem is, you need to address the problem. <text:line-break/><text:line-break/>To try and read faster, here are a few tips that would get you going. Think of reading as a ‘pick and choose’ activity, where you can choose to read the words and phrases that are critical to comprehension, and skip over the connective tissue. <text:line-break/><text:soft-page-break/><text:line-break/>One major key in speed reading is filtering out all the words that has nothing to do with the subject and naturally, there a lot of them. All the connecting words, basically words that are there to connect one word with the other to make a sentence (TO make A sentence) the “and” “it’s” and “and’s” have got to go, just make yourself blind to them, go over these words and do not dwell on reading or noticing them. <text:line-break/><text:line-break/>Practicing time reading is also good, set up a timer and see how much you read in one minute, and in five minutes. Try and honestly estimate how much did you get from the text (make sure this is something you read for the first time), and try to beat yourself at this over and over again, until you start to feel that you have moved up one level. Experiment with different texts, and try to find books with text that has some questions about what you just read so you can apprise your understanding. Evaluate your situation every time you do this, reading faster sometimes mean that you will make more mistakes on understanding the subject, you should start making “mental notes” while reading so you will not fail answering the questions. <text:line-break/><text:line-break/>Train yourself to read more quickly by forced timing. If you are a runner, training for a race, you go out and run every day and you try to improve your time or your distance. <text:line-break/><text:line-break/>Set a timer and run a reading race every day for two to four weeks. You do not have to spend more than five minutes on this exercise. You may become frustrated, at first, by the fact that you cannot read as fast or remember as much as you would like. <text:line-break/><text:line-break/>Practice makes perfect, and this is the most basic thing you can do to increase your reading speed, in two weeks you should see some improvement, and you should work on the weaker aspects of your reading skills. This is the start of speed reading, and once you master the basics you will be on your way to becoming a speed reader.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soft-page-break/>Speed Reading Techniques for Instantaneous Knowledge</text:h>
      <text:p text:style-name="Text_20_body"><draw:a xlink:type="simple" xlink:href="http://successelixir.net/wp-content/uploads/2008/01/34105928721.jpg"><draw:frame draw:style-name="fr3" draw:name="graphics17" text:anchor-type="paragraph" svg:width="1.3437in" svg:height="1.0102in" draw:z-index="8"><draw:image xlink:href="http://successelixir.net/wp-content/uploads/2008/01/3410592872-thumb1.jpg" xlink:type="simple" xlink:show="embed" xlink:actuate="onLoad"/><svg:desc>3410592872</svg:desc></draw:frame></draw:a><text:span text:style-name="Strong_20_Emphasis"><text:span text:style-name="T3">E</text:span></text:span>ver wonder how some people seem able to process reams of information in a short time period? How they speed through novels in the time it takes you to flip through a magazine?</text:p>
      <text:p text:style-name="Text_20_body">The trick used by anyone whose work involves working through tremendous amounts of information is simply speed reading. It’s a skill anyone can use. If you’re tired of plodding through one article after another, and compiling summaries at a snail’s pace, then why not learn speed reading?</text:p>
      <text:p text:style-name="Quotations">There are a few simple speed reading techniques that anyone can use to increase their ability to comprehend the essence of written material in a short period of time. Here are just a few speed reading tips:</text:p>
      <text:p text:style-name="Quotations"><text:span text:style-name="Strong_20_Emphasis">1. Geometric progression</text:span></text:p>
      <text:p text:style-name="Quotations">If you’re constantly learning to raise the quantity of information you process at a time, you can increase the speed of your reading exponentially. Perhaps, when reading normally, you can see and comprehend a maximum of five words at a time. If you simple double that amount, to ten words processed in a single glance, and multiply that over the length of an entire book, the speed of your reading will surprise you.</text:p>
      <text:p text:style-name="Quotations"><text:span text:style-name="Strong_20_Emphasis">2. Time yourself</text:span></text:p>
      <text:p text:style-name="Quotations">Have you ever calculated how long you need to read a typical sentence? If you take a moment to measure your average time, you can begin to work on decreasing that total, trimming one second after another, until at last you’ll be making real progress.</text:p>
      <text:p text:style-name="Quotations"><text:span text:style-name="Strong_20_Emphasis">3. Read, read, and read!</text:span></text:p>
      <text:p text:style-name="Quotations">This point should be obvious, but it bears repeating! The only way to learn how to do anything is by practicing. That goes for any physical activity, and it applies to mental skills as well. The only way to speed your reading time is by reading, reading, and reading. And read with a purpose. Constantly time and evaluate your performance. See how long it takes to read through a typical article, or hundred-page book. Paying attention to things like this will help you gauge your progress.</text:p>
      <text:p text:style-name="Quotations"><text:span text:style-name="Strong_20_Emphasis">4. Keep plowing ahead</text:span></text:p>
      <text:p text:style-name="Quotations">Many people tend to slow their reading pace by constantly wandering back to the previous sentence, reviewing it, possible many times. Obviously, becoming mired down in any one sentence can drastically cut the pace of your reading. Don’t tend to focus on any one sentence; learn to appreciate instead the general thrust of what you’re reading. Follow its arguments, not its details. Use a pencil tip or bookmark to help you scan the text, and make sure it’s always moving forward, at as fast a rate as possible.</text:p>
      <text:p text:style-name="Quotations"><text:soft-page-break/><text:span text:style-name="Strong_20_Emphasis">5. Seek professional help</text:span></text:p>
      <text:p text:style-name="Quotations">Exercises for speed reading can be used profitably by anyone, at home or work. But if you’re serious about becoming an expert reader, professional classes and services are available as well. If time is of the essence, turn to the experts to learn speed reading.</text:p>
      <text:p text:style-name="Text_20_body">Speed reading isn’t something we’re born with; it’s simply a technical skill. As with any physical ability, reading is a mental faculty that can be trained, exercised, and constantly improv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soft-page-break/>Speed-Reading Methods</text:h>
      <text:p text:style-name="Text_20_body">If you’re like most people, you learned to read by sounding out words and carefully deciphering what you were reading. As a result, it’s likely that you’ve hung on to comfortable practices that slow your reading rate considerably. But you can overcome these obstacles to speed-reading by making a conscious effort to do so. To begin unlearning the habits that keep you from reading faster, it’s important to stay focused and be flexible in your approach to reading. </text:p>
      <text:h text:style-name="Heading_20_2" text:outline-level="2" text:is-list-header="true"><text:bookmark text:name="Previewing"/>Previewing </text:h>
      <text:p text:style-name="Text_20_body">The first important step in speed-reading is to preview the material, or glance over it quickly, to get an overview of what it’s about before you dive in. You might resist previewing because you feel it delays the actual start of reading, but research has shown that time spent previewing can dramatically improve efficiency and comprehension. Consider the following as you preview:</text:p>
      <text:list text:style-name="L1">
        <text:list-item>
          <text:p text:style-name="P34">Make note of the structure of the piece. Ask yourself:</text:p>
          <text:list>
            <text:list-item>
              <text:p text:style-name="P34">How is it organized? </text:p>
            </text:list-item>
            <text:list-item>
              <text:p text:style-name="P34">What clues about the subject do I get by surveying the table of contents, sidebars, chapter/article titles, or even the first few lines? </text:p>
            </text:list-item>
            <text:list-item>
              <text:p text:style-name="P34">What can I predict about the author’s point of view? </text:p>
            </text:list-item>
          </text:list>
        </text:list-item>
        <text:list-item>
          <text:p text:style-name="P34">Recognize patterns both in what’s written and in the way it’s written. Answer these questions:</text:p>
          <text:list>
            <text:list-item>
              <text:p text:style-name="P34">Do I notice structural patterns, such as comparing and contrasting or cause and effect? </text:p>
            </text:list-item>
            <text:list-item>
              <text:p text:style-name="P34">Are there long, information-packed sentences? </text:p>
            </text:list-item>
            <text:list-item>
              <text:p text:style-name="P34">Is it a subject about which I have little or no prior knowledge? </text:p>
            </text:list-item>
            <text:list-item>
              <text:p text:style-name="P34">Does it contain vocabulary that’s unfamiliar to me? </text:p>
            </text:list-item>
          </text:list>
        </text:list-item>
        <text:list-item>
          <text:p text:style-name="P34">Establish your purpose and goals. Ask yourself:</text:p>
          <text:list>
            <text:list-item>
              <text:p text:style-name="P34">Why/how is speed-reading useful for this particular piece of material? </text:p>
            </text:list-item>
            <text:list-item>
              <text:p text:style-name="P34">Am I reading to get a general idea about something? </text:p>
            </text:list-item>
            <text:list-item>
              <text:p text:style-name="P34">Do I have to be able to recall in detail what I read, for example at a book club discussion or for some type of exam? </text:p>
            </text:list-item>
            <text:list-item>
              <text:p text:style-name="P11">Do I have prior knowledge about the subject that will make it easier for me to grasp the material quickly? </text:p>
            </text:list-item>
          </text:list>
        </text:list-item>
      </text:list>
      <text:p text:style-name="Text_20_body">Answering these questions will help you make strategic adjustments—speeding up or slowing down, stopping to make a note, and so on—as you read through the work.</text:p>
      <text:h text:style-name="Heading_20_2" text:outline-level="2" text:is-list-header="true"><text:bookmark text:name="UsingYourEyestoSpeed-Read"/>Using Your Eyes to Speed-Read</text:h>
      <text:p text:style-name="P6">When you’re retraining yourself to read faster, your eyes must learn new techniques. Research has shown that we have clear enough resolution in our visual span to take in five to six words at a time. Most people seriously underutilize this capacity and fixate on single words, which slows your reading rate dramatically.</text:p>
      <text:p text:style-name="P6"/>
      <text:p text:style-name="Text_20_body">To speed-read, you must consciously train your eyes to keep moving, read through each line, and overcome any tendency to stop and fixate on individual words or thoughts. That way, the five or six words in a row are ever changing, streaming one after the other, and your eyes continuously move over the text, covering more ground in less time. Certainly there will be times when you’ll need to concentrate more in order to remember a specific detail, but for the most part, your eyes should be moving constantly. As your eyes begin to apprehend more quickly, your brain must adapt by processing <text:soft-page-break/>and decoding in an equally rapid fashion. </text:p>
      <text:h text:style-name="Heading_20_2" text:outline-level="2" text:is-list-header="true"><text:bookmark text:name="Chunking"/>Chunking</text:h>
      <text:p text:style-name="P6">Chunking is a basic tenet of speed-reading that trains your brain to register key words, word groups, and short phrases rather than focus on individual words. During the back-and-forth sweeps of the eyes, the brain registers key pieces, or chunks, of text. These chunks are the components from which overall meaning is constructed.</text:p>
      <text:p text:style-name="P6"/>
      <text:p text:style-name="P6">Training yourself to group words in larger units is indispensable for improving your reading speed. As you concentrate on enlarging your visual span, the temptation to sound out words individually will subside. You should start to feel yourself taking mental snapshots of the text with your eyes, rather than hearing the words in your head.</text:p>
      <text:p text:style-name="Text_20_body"/>
      <text:h text:style-name="Heading_20_3" text:outline-level="3" text:is-list-header="true">Examples of Chunking</text:h>
      <text:p text:style-name="Text_20_body">Take a look at the following examples where the text is chunked in increasingly large segments. Try to take in the words between the marks in a single glance, much like a camera click. Resist the urge to subvocalize, as that habit is a drag on your reading speed. </text:p>
      <text:h text:style-name="Heading_20_4" text:outline-level="4" text:is-list-header="true">Word by Word</text:h>
      <text:p text:style-name="P5">By / January / the / cedar / pollen / count / in / central / Texas / skyrockets / to / such / extremes / that / local / pharmacies / experience / a / run / on / decongestants, / antihistamines, / and / nasal / sprays.</text:p>
      <text:h text:style-name="Heading_20_4" text:outline-level="4" text:is-list-header="true">Double Word Blocks</text:h>
      <text:p text:style-name="P5">Attempts by / authorities to / eavesdrop on / suspected terrorist / elements are / being thwarted / by surprisingly / low-tech strategies / such as / camping trips / or wilderness / expeditions where / potential radicals / put themselves / far beyond / the reach / of electronic surveillance.</text:p>
      <text:h text:style-name="Heading_20_4" text:outline-level="4" text:is-list-header="true">Word Groups</text:h>
      <text:p text:style-name="P5">The first wave / of long-term AIDS survivors, / who are now / reaching late middle / age, are confronting / a host of other / physical ailments, including / kidney failure and / lung disease, which / may be results / of the toxicity / of the very / antiviral drugs that / have prolonged their / lives until now. </text:p>
      <text:h text:style-name="Heading_20_4" text:outline-level="4" text:is-list-header="true">Larger Word Groups</text:h>
      <text:p text:style-name="P5">As the first members / of the baby boom generation / become eligible for Social Security benefits, / the financial services industry is predicting / a serious sell-off of stocks and bonds / as the new retirees try / to fund their golden years.</text:p>
      <text:h text:style-name="Heading_20_4" text:outline-level="4" text:is-list-header="true">Single-Eye-Span Exercise</text:h>
      <text:p text:style-name="P6">Read the following exercise in which the text has been arranged in a vertical column to make this new mode of visualization easier. Remember to take in each line in its entirety in one glance.</text:p>
      <text:p text:style-name="P7">A spacecraft designed around the</text:p>
      <text:p text:style-name="P6"/>
      <text:p text:style-name="P7"><text:soft-page-break/>principles of Project Orion probably</text:p>
      <text:p text:style-name="P6"/>
      <text:p text:style-name="P7">would have looked more akin</text:p>
      <text:p text:style-name="P6"/>
      <text:p text:style-name="P7">to the rocket ships drawn</text:p>
      <text:p text:style-name="P6"/>
      <text:p text:style-name="P7">in the comic strips of Buck Rogers</text:p>
      <text:p text:style-name="P6"/>
      <text:p text:style-name="P7">than to the cramped capsules</text:p>
      <text:p text:style-name="P6"/>
      <text:p text:style-name="P7">of the Apollo missions.</text:p>
      <text:p text:style-name="P6"/>
      <text:p text:style-name="P7">For the crew, Project Orion</text:p>
      <text:p text:style-name="P6"/>
      <text:p text:style-name="P7">would have had the added benefit</text:p>
      <text:p text:style-name="P6"/>
      <text:p text:style-name="P7">of living space, being able</text:p>
      <text:p text:style-name="P6"/>
      <text:p text:style-name="P7">to carry approximately 150</text:p>
      <text:p text:style-name="P6"/>
      <text:p text:style-name="P7">people aboard in relative </text:p>
      <text:p text:style-name="P6"/>
      <text:p text:style-name="P7">comfort. Even more room</text:p>
      <text:p text:style-name="P6"/>
      <text:p text:style-name="P7">would be available after</text:p>
      <text:p text:style-name="P6"/>
      <text:p text:style-name="P7">the payloads had been dropped.</text:p>
      <text:p text:style-name="P6"/>
      <text:p text:style-name="Text_20_body">This technique is easy to practice with the narrow columns of newspapers or news magazines. Feel your eyes move across a column in no more than two fixations, and work on developing a side-to-side rhythm that will eventually become second nature.</text:p>
      <text:h text:style-name="Heading_20_2" text:outline-level="2" text:is-list-header="true"><text:bookmark text:name="HowtoUseaPacingDevice"/>How to Use a Pacing Device </text:h>
      <text:p text:style-name="P6">It can be helpful to use a pacing device when training your eyes to develop speed. You can use a notecard or straightedge to underline the words, but anything handy (a fingertip, the eraser end of a pencil, mouse cursor, etc.) can help point out the words as you read. Pacing devices help coach your eyes to focus and move steadily through the text faster than they’re used to, minimizing backtracking. With practice, you may find that you no longer need a mechanical pacer. Even so, using one can serve you well when you’re under pressure.</text:p>
      <text:p text:style-name="P6"/>
      <text:p text:style-name="P6">The easiest pacing pattern for reading is the sweeping S, in which your fingertip guides your eyes back and forth across and down the page. As your finger-pacer speeds up, your eyes will follow its lead. Because the sweeping S pattern doesn’t let your finger reach the edges of the page, the material at the margins of the page will remain in soft focus and be picked up subliminally. You have the innate ability to derive meaning from words you’re not consciously aware of having seen (as you saw in the <text:a xlink:type="simple" xlink:href="http://quamut.com/quamut/speedreading/page/speedreading_material.html">anime passage</text:a>). With the sweeping S, your eyes cover less physical distance on the page, saving time without costing you comprehension.</text:p>
      <text:p text:style-name="P6"><text:soft-page-break/> </text:p>
      <text:p text:style-name="Text_20_body"><draw:frame draw:style-name="fr2" draw:name="graphics18" text:anchor-type="as-char" svg:width="3.9063in" svg:height="4.0626in" draw:z-index="17"><draw:image xlink:href="http://img.quamut.com/chart/14801/01a_sweeping_s.jpg" xlink:type="simple" xlink:show="embed" xlink:actuate="onLoad"/></draw:frame></text:p>
      <text:h text:style-name="Heading_20_2" text:outline-level="2" text:is-list-header="true"><text:bookmark text:name="HowtoCalculateYourReadingSpeed"/>How to Calculate Your Reading Speed</text:h>
      <text:p text:style-name="Text_20_body">Knowing your average reading rate at any given time will enable you to track your progress as you learn to speed-read. You can approximate your WPM this way: </text:p>
      <text:list text:style-name="L2">
        <text:list-item>
          <text:p text:style-name="P35">Choose a book that’s easy for you and conducive to speed-reading techniques. Set a timer for 10 minutes and read as many pages as you can while maintaining comprehension. </text:p>
        </text:list-item>
        <text:list-item>
          <text:p text:style-name="P12">Approximate the number of words you’ve read by counting the number of words in the first line of the first full page and multiplying that by the number of lines on the page. Then multiply that number by the number of pages read. The answer is roughly the number of words you’ve read. For example: 12 words × 30 lines = 360 words per page, and 360 × 10 pages = 3,600 words. </text:p>
        </text:list-item>
      </text:list>
      <text:p text:style-name="P6">Now do the following simple calculation: words read ÷ minutes = rate in words per minute. For example: 3,600 words read in 10 minutes, so, 3,600 ÷ 10 = 360 WPM.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soft-page-break/>Advanced Speed-Reading Techniques</text:h>
      <text:p text:style-name="Text_20_body">Once you’ve mastered basic speed-reading techniques, you can use more specified tactics to focus your reading. </text:p>
      <text:h text:style-name="Heading_20_2" text:outline-level="2" text:is-list-header="true"><text:bookmark text:name="Scanning"/>Scanning</text:h>
      <text:p text:style-name="Text_20_body">Scanning is a method of covering pages and paragraphs quickly in search of something specific, such as the answer to a question or a certain detail, fact, or statistic. Whether you realize it or not, you are scanning every time you consult an index. Scanning isn’t reading but rather a highly efficient technique for locating information quickly. Practicing scanning—for example, challenging yourself to count the number of times a particular word appears in a written report—will help you develop good visual habits and sharpen your mental focus. To scan:</text:p>
      <text:list text:style-name="L3">
        <text:list-item>
          <text:p text:style-name="P36">Decide what you’re looking for—a term, a name, a statistic—and ask yourself what form it’s likely to appear in (for example, upper- or lowercase letters, boldface, numbers, or as part of a phrase). </text:p>
        </text:list-item>
        <text:list-item>
          <text:p text:style-name="P13">Scan only for what you’re seeking. Don’t be distracted by other interesting information or visual elements on the page. Everything else, except likely clues, should remain hazy. </text:p>
        </text:list-item>
      </text:list>
      <text:h text:style-name="Heading_20_3" text:outline-level="3" text:is-list-header="true">Scanning Test</text:h>
      <text:p text:style-name="Text_20_body">Test yourself with a phone directory. For example, find out if any <text:span text:style-name="T2">Smiths </text:span>in your city live on <text:span text:style-name="T2">Circle Drive</text:span>. </text:p>
      <text:h text:style-name="Heading_20_2" text:outline-level="2" text:is-list-header="true"><text:bookmark text:name="Skimming"/>Skimming</text:h>
      <text:p text:style-name="Text_20_body">Skimming is a method of reading selected portions of material to gain a general understanding of its major ideas and supporting points. Skimming isn’t a casual or haphazard process but rather a highly selective one in which you have a defined purpose that leads you to look for relevant information in the right places. To skim:</text:p>
      <text:list text:style-name="L4">
        <text:list-item>
          <text:p text:style-name="P37">Read the title and table of contents as well as any introductory remarks. </text:p>
        </text:list-item>
        <text:list-item>
          <text:p text:style-name="P37">Locate and read the first paragraph, which really introduces the material. Don’t be distracted by attention­-grabbing anecdotes. </text:p>
        </text:list-item>
        <text:list-item>
          <text:p text:style-name="P37">Quickly survey the entire text, making predictions about the content and its conclusions and trying to guess where important material is likely to be located. </text:p>
        </text:list-item>
        <text:list-item>
          <text:p text:style-name="P37">Read the first sentence of each paragraph completely because it’s usually the topic sentence. Then scan the remainder of the paragraph to pick up any key words. Look for a final summarizing sentence if the paragraph is very long.. </text:p>
        </text:list-item>
        <text:list-item>
          <text:p text:style-name="P14">Read the concluding paragraphs. </text:p>
        </text:list-item>
      </text:list>
      <text:p text:style-name="Text_20_body">Remember to be flexible. Read meaty paragraphs in their entirety, but skip whole sections if they seem redundant or anecdotal. The best speed-readers recognize that the ability to modulate their speed (sometimes slowing to 300 WPM, other times accelerating to more than 1,000 WPM) is the key to emerging with a real understanding of the material they’ve read. </text:p>
      <text:h text:style-name="Heading_20_3" text:outline-level="3" text:is-list-header="true">Skimming Test</text:h>
      <text:p text:style-name="Text_20_body">Test yourself after a skimming exercise by quickly jotting down the main ideas that you’ve retained. If <text:soft-page-break/>your comprehension is less than what you need or would like it to be, ask yourself why, and adjust your rate and methods accordingly. That may mean making allowances for lack of background knowledge or spending more time on opening and closing paragraphs to better contextualize the information.</text:p>
      <text:h text:style-name="Heading_20_2" text:outline-level="2" text:is-list-header="true"><text:bookmark text:name="MarkingtheText"/>Marking the Text</text:h>
      <text:p text:style-name="Text_20_body">It’s natural to worry about losing comprehension during the skimming process. One way to offset that apprehension is by developing your own marking system, using symbols in the margin that alert you to certain parts of the text. Choose markings that have enough meaning for you to break the common reliance on excessive, time-consuming underlining or highlighting. For example, use:</text:p>
      <text:list text:style-name="L5">
        <text:list-item>
          <text:p text:style-name="P38">Stars or check marks to note important ideas </text:p>
        </text:list-item>
        <text:list-item>
          <text:p text:style-name="P38">Question marks for questions or areas of confusion </text:p>
        </text:list-item>
        <text:list-item>
          <text:p text:style-name="P38">Brackets to highlight important sections </text:p>
        </text:list-item>
        <text:list-item>
          <text:p text:style-name="P15">Numbers to enumerate a series of points </text:p>
        </text:list-item>
      </text:list>
      <text:p text:style-name="Text_20_body">Using marginal notation helps keep you selective in the reading process. It also reminds you that you can and should go back to reread, if necessary, but only as an informed choice. This is a very different kind of rereading than the habitual regression most readers rely on simply because they haven’t been paying attention. </text:p>
      <text:h text:style-name="Heading_20_2" text:outline-level="2" text:is-list-header="true"><text:bookmark text:name="Hyperspeed"/>Hyperspeed </text:h>
      <text:p text:style-name="P6">Hyperspeed is a technique that briefly stretches your reading rate to such an extreme (as fast as one second per page) that it’s literally impossible to make sense of the text. The point is that the eyes realize how fast they can actually move, and the brain is forced to make adjustments for the faster rate. Your first few experiences with this technique will likely feel disorienting, but once you relax and realize that the point of the exercise is not comprehension but simply the experience of speed, picking up the odd word at 10,000 WPM will feel like a real accomplishment. </text:p>
      <text:p text:style-name="P6"/>
      <text:p text:style-name="P6">The primary advantage of the hyperspeed technique is that it increases your working mental speed and sense of urgency. Returning to even an aggressively moderate rate, such as 500–600 WPM, will then feel luxuriously slow—like slowing down to 20 mph after driving a stretch at 80 mph. Many efficient readers use hyperspeed as a warm-up before speed-reading.</text:p>
      <text:p text:style-name="P6"/>
      <text:p text:style-name="Text_20_body">Practicing hyperspeed daily—using an easy, nontechnical book with relatively large print—will improve your speed incrementally. Try the following approach:</text:p>
      <text:list text:style-name="L6">
        <text:list-item>
          <text:p text:style-name="P39">Choose a book that’s appropriate for very rapid speeds. A secondhand bookstore is a good place to pick up young adult fiction, for example, which has an easy-to-read format. </text:p>
        </text:list-item>
        <text:list-item>
          <text:p text:style-name="P39">Take a few minutes to preview the book, making predictions about its plot and setting. <text:a xlink:type="simple" xlink:href="http://quamut.com/quamut/speedreading/page/speedreading_methods.html">Calculate the words per page</text:a>, and record that number in the inside front cover or on a separate sheet of paper. </text:p>
        </text:list-item>
        <text:list-item>
          <text:p text:style-name="P39">Mark off the first 25–30 pages (fold down the corner of the last page or mark it with a paper clip) and stretch them: Go through them several times very quickly, allowing only one or two seconds per page (you may need to use a watch at the beginning to set a pace). Don’t worry about understanding the story—just try to pick up a word or two on each page. (Proper names will frequently stand out because of capitalization.) </text:p>
        </text:list-item>
        <text:list-item>
          <text:p text:style-name="P39">Slow down a little to about 2–3 seconds per page and reread the same pages again, trying each time to pick up a little more information about the story. You’re adding to your understanding <text:soft-page-break/>through repeated passes over the same material. </text:p>
        </text:list-item>
        <text:list-item>
          <text:p text:style-name="P39">Slow down even more, to about 5–10 seconds per page. (Again, you may have to rely on a timer or tapping your foot.) Read through once or twice more to pull it all together. By this time you’re probably reading at 4–5 times your usual rate, but the experience will still feel relatively slow compared to your first pass on the material. </text:p>
        </text:list-item>
        <text:list-item>
          <text:p text:style-name="P39">Pause, rest your eyes, and tell yourself the basics of the story: who, where, when, and what’s happening. </text:p>
        </text:list-item>
        <text:list-item>
          <text:p text:style-name="P39">Finally, restretch the last 10 of those 25 pages very quickly (about 2–3 seconds per page), and then keep reading into new material at a very rapid rate for a few minutes. Set a definite time: 2, 5, 10, or 15 minutes. Push yourself: if you’re not covering more than 1,000 WPM, you’re not speed-reading. </text:p>
        </text:list-item>
        <text:list-item>
          <text:p text:style-name="P16">At the end of the read, pause, relax, calculate your rate, and summarize the plot. </text:p>
        </text:list-item>
      </text:list>
      <text:p text:style-name="P6">The push into new material is designed to demonstrate that a certain momentum carries over from the hyperspeed practice and normalizes an accelerated rate for you. Remember, speed-reading has to be developed as a motor skill, and that means consciously practicing these techniques several times a week until new patterns are internalized. You’re working against many thousands of hours of habituated practice in a different style, so it’s natural that your initial attempts at increasing speed will take you out of your comfort zone. But once you’ve experienced hyperspeed, your perspective on what’s possible, in terms of eye movement over the page, will be entirely different. </text:p>
      <text:p text:style-name="P6">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soft-page-break/>How to Maintain Your Speed-Reading Skills</text:h>
      <text:p text:style-name="Text_20_body">The techniques in this guide are only part of a wide range of flexible reading rates, including very rapid ones. It’ll take some time for these new techniques to feel as comfortable and habitual to you as your former ones. But with regular practice you can become a proficient speed-reader.</text:p>
      <text:h text:style-name="Heading_20_2" text:outline-level="2" text:is-list-header="true"><text:bookmark text:name="PracticeExercisesandTips"/>Practice Exercises and Tips</text:h>
      <text:p text:style-name="Text_20_body">To keep reading at an accelerated rate, you can practice speed-reading using either work-related or pleasure reading material. Set up a chart and graph your ongoing practice and increasing rates. Determine your baseline rates and pace yourself to beat your own best time at each practice session. This approach is effective because you’re more likely to maintain your behavior if you keep a record of it. Try the following exercises.</text:p>
      <text:h text:style-name="Heading_20_3" text:outline-level="3" text:is-list-header="true">Exercise 1</text:h>
      <text:list text:style-name="L7">
        <text:list-item>
          <text:p text:style-name="P40">Time yourself for about 10 minutes while reading a book that’s easy for you to read. </text:p>
        </text:list-item>
        <text:list-item>
          <text:p text:style-name="P17">Read and time yourself again for about 10 minutes while reading more difficult material. <text:a xlink:type="simple" xlink:href="http://quamut.com/quamut/speedreading/page/speedreading_methods.html">Calculate your average WPM</text:a> both times, and note the difference between the two rates: if they’re very close to one another (fewer than 50 words apart), you may be reading too cautiously. In reality, there should be a noticeable spread (100–200 WPM) between your rate on easy versus difficult material. </text:p>
        </text:list-item>
      </text:list>
      <text:h text:style-name="Heading_20_3" text:outline-level="3" text:is-list-header="true">Exercises 2 and 3</text:h>
      <text:p text:style-name="P6">Use stretching exercises as warm-ups: speed-read through material at 1, 3, and 5 seconds per page and then slow down. This will remind your eye muscles that they can move over a page very quickly, independent of the inner voice that wants to hear each word.</text:p>
      <text:p text:style-name="P6"/>
      <text:p text:style-name="Text_20_body">If possible, practice the following every day to improve your reading speed:</text:p>
      <text:list text:style-name="L8">
        <text:list-item>
          <text:p text:style-name="P41">Read the material as fast as you can for one minute. </text:p>
        </text:list-item>
        <text:list-item>
          <text:p text:style-name="P41">Add one page. Reread the original material plus the additional page in the same amount of time (one minute). </text:p>
        </text:list-item>
        <text:list-item>
          <text:p text:style-name="P41">Add two pages. Reread the original material plus the two additional pages in the same amount of time. </text:p>
        </text:list-item>
        <text:list-item>
          <text:p text:style-name="P41">Add three pages. Reread the original material plus the three additional pages in the same amount of time. </text:p>
        </text:list-item>
        <text:list-item>
          <text:p text:style-name="P18">Write down what you recall, and calculate your best rate. Keep records and track your progress. </text:p>
        </text:list-item>
      </text:list>
      <text:p text:style-name="Text_20_body">As an alternative exercise, try this:</text:p>
      <text:list text:style-name="L9">
        <text:list-item>
          <text:p text:style-name="P42">Read the material quickly for two minutes. </text:p>
        </text:list-item>
        <text:list-item>
          <text:p text:style-name="P42">Reread the same material in 1 1/2 minutes. </text:p>
        </text:list-item>
        <text:list-item>
          <text:p text:style-name="P42">Reread it in one minute. </text:p>
        </text:list-item>
        <text:list-item>
          <text:p text:style-name="P42">Reread it in 30 seconds. </text:p>
        </text:list-item>
        <text:list-item>
          <text:p text:style-name="P19">Record what you recall, calculate your highest rate, and chart your speed. </text:p>
        </text:list-item>
      </text:list>
      <text:p text:style-name="Text_20_body">As you continue to practice, think about the difficulty level of the material you’re reading and calculate two separate reading rates: one for material you find easy to read and one for more difficult material. <text:soft-page-break/>Alternate easy and hard reading with the exercises above, and track your progress.</text:p>
      <text:h text:style-name="Heading_20_3" text:outline-level="3" text:is-list-header="true">Practice Tips</text:h>
      <text:p text:style-name="Text_20_body">Successful speed-reading comes with practice. Keep the following tips in mind as you learn to read more efficiently.</text:p>
      <text:list text:style-name="L10">
        <text:list-item>
          <text:p text:style-name="P43">Rather than dedicating yourself to a single long practice session, work speed-reading into your day in short blocks. Reading with high efficiency is strenuous work for your eyes and brain, and they’ll need a break. Moreover, research shows that distributed practice over longer periods of time results in deeper, more successful skill acquisition. </text:p>
        </text:list-item>
        <text:list-item>
          <text:p text:style-name="P43">Make a deliberate effort to diversify your reading, practicing different speed techniques for different purposes. Some ideas:</text:p>
          <text:list>
            <text:list-item>
              <text:p text:style-name="P43">Skim articles in magazines or online. </text:p>
            </text:list-item>
            <text:list-item>
              <text:p text:style-name="P43">Challenge yourself to work through a backlog of magazines or journals, assigning a specific time limit to each issue. </text:p>
            </text:list-item>
            <text:list-item>
              <text:p text:style-name="P20">Pick up books in a library or bookstore and preview them right then and there. Scan particular chapters for pertinent factual data. </text:p>
            </text:list-item>
          </text:list>
        </text:list-item>
      </text:list>
      <text:h text:style-name="Heading_20_3" text:outline-level="3" text:is-list-header="true">Comprehension Self-Testing</text:h>
      <text:p text:style-name="Text_20_body">You’re not likely to encounter reading material with built-in comprehension questions, so it’s important to test yourself every so often to determine how much you understand. Try the following exercise: </text:p>
      <text:list text:style-name="L11">
        <text:list-item>
          <text:p text:style-name="P44">After a preview and quick read (2–3 minutes) of a text, write down as much information as you can remember. </text:p>
        </text:list-item>
        <text:list-item>
          <text:p text:style-name="P44">Challenge yourself to recall the author’s main point and one or two supporting details. </text:p>
        </text:list-item>
        <text:list-item>
          <text:p text:style-name="P21">If you’re disappointed in what you’re able to recall, reread the passage, concentrating on comprehension while maintaining a fast pace. Repeated quick passes will improve your comprehension. </text:p>
        </text:list-item>
      </text:list>
      <text:p text:style-name="P6">Only you can determine a comfortable pace for your desired comprehension level, and that will vary depending on your purpose in reading. Approaching reading material with the idea that you’ll expect yourself to recall details will likely improve your focus and concentration. Keep in mind that speed-reading isn’t always speedy reading: it’s smart, preplanned, strategic readin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soft-page-break/>Practice Speed Reading Techniques</text:h>
      <text:section text:style-name="Sect1" text:name="intelliTxt">
        <text:p text:style-name="P6">Step1</text:p>
        <text:p text:style-name="P6">Practice focusing on blocks of words at a time rather than the standard one word at a time method. View a sentence as a whole and try and comprehend the meaning of words as a group. </text:p>
        <text:p text:style-name="P6">Step2</text:p>
        <text:p text:style-name="P6">Increase the number of words that you read at a time, thinking in terms of reading in blocks. You can read faster by including more words in a block of text. Hold the reading material further away from your eyes. </text:p>
        <text:p text:style-name="P6">Step3</text:p>
        <text:p text:style-name="P6">Avoid sub-vocalization habits (pronouncing each word in your head as you read it). Doing so can slow up the reading process. At first, you will probably need to make a conscious effort to not repeat things in your head as you read. </text:p>
        <text:p text:style-name="P6">Step4</text:p>
        <text:p text:style-name="P6">Train yourself to scan words without thinking about the pronunciation or meaning. This will help you speed through blocks of text faster. </text:p>
        <text:p text:style-name="P6">Step5</text:p>
        <text:p text:style-name="P9">Scan pages quickly for key points, choosing what is important and what is not. Skim over superfluous material. You can choose your own order for reading text as opposed to the way an <text:a xlink:type="simple" xlink:href="http://www.ehow.com/how_2042201_practice-speed-reading-techniques.html#" office:target-frame-name="_blank" xlink:show="new"><text:span text:style-name="T5">author</text:span></text:a> has organized it. </text:p>
        <text:h text:style-name="Heading_20_4" text:outline-level="4" text:is-list-header="true">Correct Poor Reading Habits</text:h>
        <text:p text:style-name="P6">Step1</text:p>
        <text:p text:style-name="P6">Break yourself of the habit of regression (unnecessary re-reading of material). By doing this extra step, you break up the flow and arrangement of text and can diminish your understanding of the material. </text:p>
        <text:p text:style-name="P6">Step2</text:p>
        <text:p text:style-name="P6">Use a pointer tool, pencil, or your finger while you read. Follow along with the pointer as you read the sentences to break the habit of regression. Stay controlled and remind yourself not to reread. </text:p>
        <text:p text:style-name="P6">Step3</text:p>
        <text:p text:style-name="P6">Increase the gliding speed of the pointer. Start gradually and as you practice speed reading techniques, go faster. </text:p>
        <text:p text:style-name="P6">Step4</text:p>
        <text:p text:style-name="P8">Focus your concentration by avoiding internal and external distractions. Create a quiet place to practice speed reading. Noises such as the <text:a xlink:type="simple" xlink:href="http://www.ehow.com/how_2042201_practice-speed-reading-techniques.html#" office:target-frame-name="_blank" xlink:show="new"><text:span text:style-name="T5">television</text:span></text:a> can cause you to read more slowly and hinder how you process what you've read. </text:p>
      </text:section>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 text:outline-level="1" text:is-list-header="true"><text:soft-page-break/>Elementary speed reading techniques</text:h>
      <text:p text:style-name="Text_20_body">People are bombarded these days with emails, newspapers, magazines, special reports, interesting and informative books, and other forms of printed materials. If you have even felt overwhelmed and overloaded with the amount of data that you need to read, then speed reading techniques might help you to better process the mountains of information that surround you and threaten to drown you. In fact, learning how to read faster can even help in reducing your stress.</text:p>
      <text:p text:style-name="P10"><text:s/></text:p>
      <text:p text:style-name="Text_20_body">These days, people find themselves swamped with emails, reports, magazines, newspapers, fictional and factual books and all kinds of other types of printed material. For those who find themselves increasingly overloaded and overwhelmed, they may find some relief by learning speed reading techniques. Learning how to speed your read can help you dig through the mounds of information piling up and can even play a part in reducing levels of stress.</text:p>
      <text:p text:style-name="Text_20_body">There are more ways than ever these days for people to obtain information, whether it is from emails, books, newspapers and magazines, to a variety of broadcasted media. And, with information coming from so many sources, people are constantly challenged to keep up with the deluge. Speed reading techniques can provide one method that people are turning to help them deal with the influx of gathered facts. Learning how to read faster is beneficial in many ways, including helping to reduce the stress from reading related issues.</text:p>
      <text:p text:style-name="Text_20_body">With so many ways that information comes speeding in, from the printed texts to audio recordings to streaming videos, people are becoming increasingly overwhelmed with it all and finding it difficult to keep up with the pace. Because of this, there has been a surge in interest in speed reading techniques, as people search for ways to stay ahead of the daily data deluge. In addition to helping people process information better, knowing how to read fast can also be instrumental in helping to lower stress levels.</text:p>
      <text:p text:style-name="Text_20_body">It would be easier if most of the information that swirls around was worthless, but the fact of the matter is that in this information age, people must keep up with the news and facts coming at them. However, having to deal with more than one is able to process, is one of the major reasons why people say they are constantly stressed. One of the best techniques that busy people can quickly and easily apply, is the trick of learning how to quickly identify what is important and what is not.</text:p>
      <text:p text:style-name="P10"><text:s/></text:p>
      <text:p text:style-name="Text_20_body">With information overload at an all-time high in today's frantic world, speed reading techniques can assist everyone from a busy stay at home mom, to an overloaded student, to a stretched-too-thin business leader. When people start to feel that they are failing at keeping up with all of the important information that hurtles toward them in this information-rich society, it is easy for things to start unraveling, and being left with the feeling that their grasp on the world around them is tenuous.</text:p>
      <text:p text:style-name="Text_20_body">With people feeling overwhelmed by information overload more than at any other time in history, speed reading techniques can be useful to people in all walks of life, as well as those of varying ages. When people begin to sense that they simply cannot keep up with the key information that they need, in order to stay informed and on top of the happenings in the world around them, it is very easy to begin to feel that their world is becoming unstable and that their lives are spinning out of control.</text:p>
      <text:p text:style-name="Text_20_body">People in virtually all walks of life, all economic situations, and all stages of life are feeling the pressure of information overload. Because of this, speed reading techniques are of interest to people of all ages and positions, from students to company presidents. When people feel that they are not capable of maintaining their grasp of the world around them by keeping up with essential information, they start to believe that they are losing a grip on their reality.</text:p>
      <text:p text:style-name="Text_20_body"><text:soft-page-break/>Even though there are some people who dismiss the stresses that come from trying to keep up with so much information, there are experts who point to measurable statistics about why learning how to read faster is important today. One expert recently stated that in order to be considered functionally literate in today's world, a person must be able to read at a minimum of 400 words per minute.</text:p>
      <text:p text:style-name="Text_20_body">However, most average adults read approximately 240 words per minute. And, even though this is a very good reading speed, it is the gap that puts well-educated and highly accomplished people in a category above that of functional literacy. In fact, the definition of functional literacy can be defined as the reading speed that one must have in order to keep up with the pace of today's society. Bridging this gap is where speedier reading techniques come into the picture.</text:p>
      <text:p text:style-name="Text_20_body">In addition to helping people to prioritize and identify the important from the irrelevant, reading techniques also train the eye of the reader to move more quickly across the page. Reading speed improvement comes as the reader learns to take in information in chunks, allowing the brain to more quickly process the data being presented.</text:p>
      <text:p text:style-name="Text_20_body">There is another benefit to speed reading techniques. It has been demonstrated repeatedly that speed reading comprehension is higher for those who know how to read faster. Although for some this defies logic, it goes to the core of how the brain is able to process information. When a person is able to remove the mental limitations and barriers that get in the way of reading speed improvement, all aspects of learning are also improved.</text:p>
      <text:p text:style-name="Text_20_body">A great side effect of learning speed reading techniques is the level of comprehension, which improves at the same time that their reading rate increases. For some people, this fact runs opposite to logic, and is somewhat confusing. However, this effect is fundamental to how the brain processes information. Because the brain works much faster than an average persons reading speed, this actually interferes with good comprehension and recall.</text:p>
      <text:p text:style-name="Text_20_body">Another very positive aspect to acquiring speed reading techniques, is in improved understanding of the materials being studied, as well as better recall. Although on the surface this seems to run opposite to common sense, in reality, speed reading supplies the brain with information at a rate that harmonizes with brain functioning. Since the average reader peruses much more slowly than the optimal rate for the brain, efficiency is limited. Faster reading feeds the brain more efficiently, resulting in the improved comprehension and reten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ost people read out loud in their head.</text:p>
      <text:section text:style-name="Sect1" text:name="body">
        <text:p text:style-name="Text_20_body">Which means that most people only read as fast as they would read out loud. So there's plenty of scope to increase your reading speed quickly and easily.</text:p>
        <text:p text:style-name="Text_20_body">Follow these simple speed reading tips to improve your reading speed.</text:p>
        <text:p text:style-name="Text_20_body"><text:span text:style-name="Strong_20_Emphasis">1. Time your current reading speed</text:span></text:p>
        <text:p text:style-name="Text_20_body">If you don't do this, you won't know whether your efforts have worked or are in vain. Remember that reading speed varies according to the material you are reading - you'll read a dry academic book slower than you'd read the latest thriller or Harry Potter novel. It also varies according to what you're reading from - we read slower from a computer screen than we do from a printed book. Whatever you choose for your test, jot down your time so you can test yourself again later.</text:p>
        <text:p text:style-name="Text_20_body"><text:span text:style-name="Strong_20_Emphasis">2. Stop re-reading words</text:span></text:p>
        <text:p text:style-name="Text_20_body">Use your finger or a pencil to follow the words across the page and to help make sure that you don't lose your place and go back over words you've already read. Chances are that this tip alone will boost your reading speed considerably as you stop repeating yourself and reading things twice.</text:p>
        <text:p text:style-name="Text_20_body"><text:span text:style-name="Strong_20_Emphasis">3. Don't move your lips while you read</text:span></text:p>
        <text:p text:style-name="Text_20_body">As well as reading "out loud" in your head, chances are that your lips are moving and almost speaking the words you're reading. Work on stopping yourself from doing this and you'll find your reading speed improves. This happens especially with unfamiliar words - we try to pronounce them when we're reading and this slows down our reading speed.</text:p>
        <text:p text:style-name="Text_20_body"><text:span text:style-name="Strong_20_Emphasis">4. Do you really want or need to read this?</text:span> <text:span text:style-name="Strong_20_Emphasis">Skim first!</text:span></text:p>
        <text:p text:style-name="Text_20_body">OK, this isn't a tip to increase your reading speed in and of itself. Instead, it's a tip to get you to question whether or not you actually need to read a piece of writing in the first place. If the book or article is for your enjoyment, then it qualifies. If the writing is a set piece that you'll be tested on later, <text:soft-page-break/>again you have no choice. But if you're researching something then the item you've come across may or may not be useful. Skim the item to see whether or not it's going to say anything useful before deciding whether or not to read the whole item.</text:p>
        <text:p text:style-name="Text_20_body"><text:span text:style-name="Strong_20_Emphasis">5. Scan first</text:span></text:p>
        <text:p text:style-name="Text_20_body">Often the first and last paragraphs of a chapter will tell you most of what you need to know. Sometimes books admit this by having a summary of points covered at the end of each chapter. Get in the habit of reading these summaries (or starting and ending paragraphs) first and then going back to the parts you need to cover. Unless you're a complete newcomer to a subject, you'll probably already know at least some of the material and won't need to revise it again.</text:p>
        <text:p text:style-name="Text_20_body">Once you've gone through these techniques, it's time to time yourself again. If you've improved your reading speed, congratulations! Keep practicing and you'll likely improve more. If your speed hasn't changed much (or at all) then work out where you're stumbling and focus on improving that area first.</text:p>
      </text:section>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troduction</text:h>
      <text:p text:style-name="Text_20_body">The somewhat controversial subject of speed reading arose to public attention in 1957 with Evelyn Wood's Reading Dynamics program. It introduced the world to the eye-popping concept of waving one's hands in wavy patterns over printed text and "absorbing" every word at speeds in 'excess of 1000 words per minute' with "100% comprehension". Those numbers are not realistic and even top speed readers do not claim 100% comprehension. Even normal reading speed is around 50% comprehension for the average person.</text:p>
      <text:p text:style-name="Text_20_body">Companies even got a testimonial from President John F. Kennedy to promote the practice. John F. Kennedy did have Evelyn Wood's teachers come to the White House to teach him and others speed reading techniques. Nixon and Carter also used speed reading.</text:p>
      <text:p text:style-name="Text_20_body">The basic concept of speed reading is to accelerate a person's current reading speed by first eliminating bad reading practices such as sounding out words out loud to oneself, re-scanning over passages already read, and other habits. Virtually every speed reading system ever devised prescribes putting the reader through an intensive program of exercises that slowly accelerate reading speed. Most programs dictate that a speed reader should maintain a constant high speed through reading material, not slowing down for anything, but the better programs teach a method of adjusting the speed to match the level of understanding needed. This coaxes a reader's speed from a typical 240 words per minute (300 words per minute is more typical of college readers <text:a xlink:type="simple" xlink:href="http://www.clt.cornell.edu/campus/learn/LSC%20Resources/readingspeed.pdf">[1]</text:a>) into the speed reading range which is generally considered between 600 and 2000 words per minute. Some dubious systems claim reading speeds of 20,000 words per minute but at that rate even speed readers say it is skimming.</text:p>
      <text:p text:style-name="Text_20_body">Some people confuse speed reading training with relatively ineffective forms of skimming and scanning that provide no feedback to the reader about his or her actual comprehension. Speed reading is not skimming. Speed reading is the rapid visual intake of words. Words are no longer pronounced as if a conversation is occurring in the reader's head, they are viewed as images, more like flipping through a picture book or watching a movie.</text:p>
      <text:p text:style-name="Text_20_body">Most people who first learn speed reading are prone to believe that because their brains seem to be aware of the information they are looking at, that they fully understand what they have just read. The reality is that just being aware of information does not mean you really understand it or are going to remember it. Some studies have shown most early and inexperienced speed readers generally score relatively low on academic <text:a xlink:type="simple" xlink:href="http://en.wikipedia.org/wiki/Reading_comprehension">reading comprehension</text:a> tests as compared to normal readers. This occurs because speed reading is misapplied. They are attempting to speed read at the maximum rate even when the material is not appropriate for speed reading, or they are only allowed to read the material once even though they could read it several times in the time a normal reader would be able to read it once. These studies often have flaws or limitations placed on the subjects which are not clearly disclosed.</text:p>
      <text:p text:style-name="Text_20_body">Most speed reading promoters take the attitude that ANY comprehension and memory of material that has been read is better than none at all.... Speed reading is largely useful as a means of filtering vast quantities of information. This mindset is radically different than the academics who try to compare speed reading to the bloated marketing claims of the 1950's and 1960's.</text:p>
      <text:p text:style-name="Text_20_body">People who find regular uses for speed reading skills find themselves taking a completely different gestalt viewpoint of speed reading than the academics. If a person needs to read a textbook or a poem, they will not use speed reading. If a person has a book on a subject they are familiar with but they are looking for new insight, then speed reading is the perfect way to quickly read the book while locating the information of interest.</text:p>
      <text:p text:style-name="Text_20_body">Despite it's derision in academic circles, it is the opinion of this author and of thousands of other people <text:soft-page-break/>who continue to practice speed reading that speed reading is a useful skill that <text:span text:style-name="T6">complements</text:span> normal reading. There are simply some things that the brain cannot do when skimming or scanning that do take place when speed reading. Primarily the difference in opinion about the real-world utility of speed reading stems from HOW the reader reads, and the thinking and learning patterns the speed reader applies when reading.</text:p>
      <text:p text:style-name="Text_20_body">Effective speed reading speeds of people who actually use speed reading skills are generally between 600 and 4000 words per minute. This speed depends upon a variety of factors, primarily the nature of the material, the alertness of the reader, the mental speed of the reader, the amount of practice of the reader, innate talent for speed reading, the thinking processes he has taught himself over the years, what he had for breakfast, etc etc etc. A 600 word per minute rate is fairly common among beginning and semi experienced speed readers. Speeds over 1000 words per minute require much more experience and intense concentration. Even at 600 words per minute, which is double or triple normal rates, speed reading can be extremely beneficial.</text:p>
      <text:p text:style-name="Text_20_body">Probably the biggest weakness of speed reading is that it is easy to deceive oneself about how well his or her comprehension and learning of a text is. It takes competence with learning strategy to input information meaningfully into human long term memory; there is no substitute for proper study skills if remembering what you read is your intention. Essentially, at speed reading speeds, strategies are problematical at best. And not everyone has the right kind of brain to apply highly successful speed reading strategies at speed reading speeds.</text:p>
      <text:p text:style-name="Text_20_body">Every college study skills course ever taught teaches that simply reading a passage once over simply doesn't work to really understand and remember course material, let alone trying to read over a passage at thousands of words a minute. A typical study skills teacher will stand up in front of their class and pronounce any and all forms of "speed reading" to be "poison for the mind" and anathema to good study habits. They claim that the claims of speed reading promoters of good comprehension are dangerous to reading. The basic crux of study skills courses is that to understand and remember course material, the reader has to actively do something with the information being learned -- specifically to selectively re-organize it in a manner that shows relationships between what the student already knows and between the elements of new information the student is attempting to learn. High speed reading doesn’t really give the brain much time to perform cognitive processes to “do something” with information the brain is exposing itself to.</text:p>
      <text:p text:style-name="Text_20_body">Speed reading basically blasts the short term memory faculties of the mind with information. It is said that it allows a speed reader to make split second decisions about the value and/or relevance of information before it disappears forever. This does not give the long term memory facilities of the brain time to grasp them, even though the speed reader felt he or she was aware of what he or she was reading. It does, however, generally allow the reader to decide to slow down when interesting or relevant passages of text are encountered. Skimming and scanning also allow the reader to locate relevant passages.</text:p>
      <text:p text:style-name="Text_20_body">Most people who do speed reading use what could be considered "passive" reading skills, meaning that they simply look at the words as they fly by and hope they will stick. Ideas come at the brain like the spray from a fire hose, and some are overlooked, so quickly that before the brain can consider the relevance or use for an idea, or accurately judge how well the idea was understood, the next one is being jammed into the cognitive circuitry for processing. The rapid speed effectively squashes the brain's ability to judge whether it understood an idea or to perceive or conceive of relationships. With the total lack of feedback of passive reading habits, the speed reader typically assumes that since he was consciously aware of the ideas as he read them, that he fully understood what he read. Speed reading tends to put the reader into a type of self-deceptive trance.</text:p>
      <text:p text:style-name="Text_20_body"><text:soft-page-break/>In sharp contrast to this, when reading at normal speeds, the brain has the ability to use better learning strategies and consider realistically if it understood an idea and the context around it, providing the feedback that reading researchers have measured is severely limited or non-existent in speed reading. When skimming or scanning, the brain has the ability to monitor its effective comprehension because it is acutely aware that it is looking at keywords and acutely aware of how thorough a perusal it is doing.</text:p>
      <text:p text:style-name="Text_20_body">Generally speaking, the only way to remember what a person is reading is to USE the information being read for some purpose. Most people who attempt speed reading simply can not or do not think fast enough to organize information they are looking at for any purpose. The end result is that no "hooks" form that link the data being read into ideas that are already known to the reader.</text:p>
      <text:p text:style-name="Text_20_body">Speed reading courses often attempt to promote a variety of mental contortions that help to offset the problems latent in speed reading. In practice, few of the students who attempt these contortions can actually use them with anything resembling success. However, many of those students who can do them consider them well worth the time spent learning and practicing them. That being said, they are still no substitute for conservative and well proven study skills.</text:p>
      <text:h text:style-name="Heading_20_2" text:outline-level="2">How to make Speed Reading Actually Work</text:h>
      <text:p text:style-name="Text_20_body">One highly functional speed reading comprehension technique is described below in which the reader takes the mindset that he or she is giving a PowerPoint presentation on the topic. Essentially, the conscious focus of the brain is oriented towards preparing a speech on the topic being perused rather than trying to hope that text flying by like the spray from a fire hose will make sense and stick in the brain. It first requires the "student" to learn how to speed read the "old fashioned way" at extremely high speeds. Once this is "achieved", the speed reader has to completely re-learn how to speed read again from scratch. Developing "traditional" old fashioned speed reading habits first and getting them thoroughly ingrained allows the information input and scanning to take place at a habitualized, mostly unconscious level. In this modified version of speed reading, rather than the incoming flow of information being the focus of attention, active cognitive processes that organize information dominate the forefront of the attention, with speed reading "skills" serving only to provide information for the speech preparation. All speed increases or decreases, complete stops, or regressions are at the behest of the speech making part of the brain. When the "speech" maker's mental prototype of the speech he is preparing has "gaps" or stalls or "holes" in it because of a lack of understanding of the material, the mostly unconscious "data input" part of the reading phase immediately begins rapidly searching both backwards and forwards through the text for information to fill in the holes. Essentially, the conscious attention of the active reader is 100% oriented towards feedback on comprehension, because he is actively paraphrasing everything that is read and actively filtering out useless ideas he doesn't want to include in his "speech". This is VERY VERY different than passive patterns of reading the text in a high speed linear fashion, which is akin to trying to force the brain to make sense out of a thousand speeding bullets whizzing by. The brain is CONSTANTLY monitoring its own comprehension, and actively deciding which parts of information to ignore and which to utilize. Every word that is read is read at the behest of the mental processes that are attempting to do something with information. Not all reading material is organized in a fashion that allows this technique to be useful.</text:p>
      <text:p text:style-name="Text_20_body">This technique, and others like it require the reader to be able to visualize information in their heads in the same manner as a whiteboard (or chalkboard), <text:span text:style-name="T6">to think visually</text:span>. Thinking visually is many many times faster than thinking in an audio fashion, trying to sound out words to oneself, or verbally ponder the meanings of what is being read. This class of technique calls for the reader to picture the information they are reading in a visual representation of the material being read mixed in with the information they already know about the subject. Not everyone can do this, but with practice between <text:soft-page-break/>10% and 30% of people can eventually pull this off with limited success. Some (such as this author) think so rapidly in an inherently visual manner that they can keep up the whiteboards in their heads at speeds over 10,000 words per minute. It takes a lot of sleep, a lot of good food, a fair dose of caffeine, an inherent ability to think visually (this author routinely tests at 6-7 sigma in IQ tests of visual thinking speeds), and the willpower to master the technique. While it may sound like freak mental abilities are needed to do this, actually what happens is that freak mental abilities develop with practice. What is required is translating your thinking processes into visual representations. Huge portions of the human brain are dedicated to processing information visually, and as a result they are the fastest circuits in the brain for processing information. They simply need to be trained through practice.</text:p>
      <text:p text:style-name="Text_20_body">By far the most effective visual thinking patterns for this purpose are modeling ones thinking after <text:a xlink:type="simple" xlink:href="http://en.wikipedia.org/wiki/Mind_Map">Mind Maps</text:a>. Look up <text:span text:style-name="T2">The Mind Map Book: How to Use Radiant Thinking to Maximize Your Brain's Untapped Potential</text:span> by Tony Buzan (1996 version) on Amazon, and practice making them on paper. Very quickly you will get used to the techniques of organizing information visually in your head.</text:p>
      <text:p text:style-name="Text_20_body">Deciding whether speed reading is inadvisable as reading researchers conclude, or a great contribution to mankind as can be inferred from the testimonials of speed reading promoters is left up to the reader. Expect to spend a considerable amount of time developing your speed reading skills and visual thinking habits.</text:p>
      <text:p text:style-name="Text_20_body">What most people ultimately wind up with is learning how to turn the spigot of words on into their brains -- and nothing more --, which is ultimately worse than useless because it is totally deceptive in terms of what you understand and what you expect to be able to recall. The brain, unable to process information so quickly, simply flushes the old information out before it can form any type of mental representations of it. What most people who attempt to learn speed reading wind up with is a pattern of their brain's cognitive functions simply flushing everything they just read a few milliseconds before to make room for the material their eyes are currently looking at, with the ultimate effect of nearly nothing happening in the cognitive circuitry of the brain. The result is very limited memory, and virtually no actual comprehension.</text:p>
      <text:p text:style-name="Text_20_body">While the above sounds like the author knows what he is talking about, it is utter garbage. Speed readers can and do read at high speeds and retain (comprehend) large amounts of the information that they read. I personally read at 900 words per minute, and can remember the plots, characters, and even some of the dialog from books I read 25 years ago.</text:p>
      <text:p text:style-name="Text_20_body">Below we present some classic speed reading notions and exercises to allow you to try for yourselves if you have the time and inclination to do so.</text:p>
      <text:h text:style-name="Heading_20_2" text:outline-level="2">Subvocalization</text:h>
      <text:p text:style-name="Text_20_body"><text:a xlink:type="simple" xlink:href="http://en.wikipedia.org/wiki/Subvocalization">Subvocalization</text:a> or silent speech, is defined as the internal speech made when reading a word, thus allowing the reader to imagine the sound of the word as it is read (Carver 1990).</text:p>
      <text:p text:style-name="Text_20_body">For the purposes of this article, there are essentially three forms of subvocalization:</text:p>
      <text:list text:style-name="L12">
        <text:list-item>
          <text:p text:style-name="P45">The first form is visibly mouthing the words read aloud to oneself. </text:p>
        </text:list-item>
        <text:list-item>
          <text:p text:style-name="P45">The second form is imagining mouthing the words you read aloud to oneself without moving the lips. </text:p>
        </text:list-item>
        <text:list-item>
          <text:p text:style-name="P22">The third form is being aware that words have sounds associated with them, but not taking the time to wait for each word to be "spoken" before the readers' attention moves to the next word or group of words. </text:p>
        </text:list-item>
      </text:list>
      <text:p text:style-name="Text_20_body">Subvocalizing in style 1 or 2 are essentially the same. Both are extremely common in older readers who <text:soft-page-break/>were trained before modern reading teaching systems were put in place. These patterns of reading warrant remedial reading training. They tend to place an absolute limit on reading speed in the neighborhood of 100 to 150 words per minute. These readers wait for the sounds of words to complete before moving to the next word. These readers will make many eye fixations upon each word, and often have a tendency to focus their attention on the sounds of the words rather than their meaning. This habit of reading essentially clogs the cognitive faculties of the brain with the labor of saying words to oneself. In many cases people who subvocalize using system number 2 are not identified by reading teachers, whereas those who read by mouthing the words visibly are quickly spotted. People who read using number 2 often go through life avoiding reading and getting poor grades in school because of their poor reading ability.</text:p>
      <text:p text:style-name="Text_20_body">The goal of speed reading is to read rapidly. Speed reading courses generally introduce exercises to teach readers to read in a manner that suppresses type 1 and 2 subvocalizations. Most speed reading classes, thinking, and systems date back to the 1950's and 1960's when the term "subvocalization" as was used in these courses was intended to refer primarily to type 2 above.</text:p>
      <text:p text:style-name="Text_20_body">In modern academic circles, the definition of subvocalization involves primarily type 3, and sometimes type 2. No matter how slow or fast a reader reads, there is no way to eliminate type 3 subvocalization, and according to muscle detection experiments, there is no way to eliminate involuntary muscle movement in the throat that corresponds to subvocalization. Trying to do so has deleterious effects on reading. Allowing the mind to be aware of the sounds of words is a natural process when reading and helps to reduce cognitive load, and helps the mind to access meanings to enable it to comprehend and remember what is read. No matter how fast a person reads or scans, there is always some amount of being aware of the sounds associated with words. Even deaf people associate the mechanisms of making sounds with the sight of words. Typically a person will know when they have "missed" a word or misread something if they find that they didn't "hear" a complete sentence, that they instantly realize that somehow their cognitive models of a sentence is incomplete or corrupted. (If you are finding that you are not catching problems with language or do not find yourself getting tripped up over bad writing then you are not "doing it right", and absolutely should slow down your over-eager pace. A person who tries to "read" and is going so fast that he is not catching onto problems with language and etc is not "reading", he is "scanning" which is decidedly something different than the "reading" of "speed <text:span text:style-name="T6">reading</text:span>".)</text:p>
      <text:h text:style-name="Heading_20_2" text:outline-level="2">A remedial technique for curtailing the mouthing of words</text:h>
      <text:p text:style-name="Text_20_body">If you are mouthing words, or making any visible movements in the mouth, or throat, the best remedy is to keep a hand over that moving part of the face. This will allow you to become aware of the moving part and make efforts to eliminate that visible movement. This technique can also be effective when eliminating the turning of the head instead of the eyes when reading. It is effective for normal reading and of course may also be an added benefit for those interested in testing the efficacy of speed reading.</text:p>
      <text:h text:style-name="Heading_20_2" text:outline-level="2">Humming a tune! OR Dumb reading - A crutch for beginners</text:h>
      <text:list text:style-name="L13">
        <text:list-item>
          <text:p text:style-name="P47">First off, the readers eyes move rapidly and must focus instantaneously. Everything within the <text:a xlink:type="simple" xlink:href="http://en.wikipedia.org/wiki/vision%20span">vision span</text:a> must be sharply in focus. This requires: </text:p>
          <text:list>
            <text:list-item>
              <text:p text:style-name="P47">An up to date <text:a xlink:type="simple" xlink:href="http://en.wikipedia.org/wiki/eyeglass%20prescription">eyeglass prescription</text:a>. </text:p>
            </text:list-item>
            <text:list-item>
              <text:p text:style-name="P23">Reading lights. The eyes focus slowly under dim lights. They are overwhelmed by bright lights such as the sun glaring off white paper. </text:p>
            </text:list-item>
          </text:list>
        </text:list-item>
      </text:list>
      <text:list text:style-name="L14">
        <text:list-item>
          <text:p text:style-name="P24">It is best to sit at a table or desk with the text held between 15 and 18 inches in front of the eyes. <text:soft-page-break/>The ideal reading surface is a sloped drafter's table which aims the book at the reader's face instead of at the ceiling. Most other postures make it very awkward or difficult to use the fingers to pace with. Any kind of physical contortion provides considerable distraction often in the form of physical discomfort as the reader tries to maintain position. Standing up or sitting in a chair without a stable surface supporting the book ultimately results in the book flopping around, using a thumb instead of a finger as a pacer while trying to hold the book with both hands, and other contortions. A moving book makes it very difficult for the eyes to rapidly focus. </text:p>
        </text:list-item>
      </text:list>
      <text:list text:style-name="L15">
        <text:list-item>
          <text:p text:style-name="P25">Eliminate distractions, noises, and anything that will compete for your attention while you do this exercise. </text:p>
        </text:list-item>
      </text:list>
      <text:list text:style-name="L16">
        <text:list-item>
          <text:p text:style-name="P26">The best material to start with is a large print <text:a xlink:type="simple" xlink:href="http://en.wikibooks.org/w/index.php?title=Non-fiction&amp;action=edit&amp;redlink=1">non-fiction</text:a> book. Small print type found in paperbacks requires longer to focus upon and longer to find one's place. </text:p>
        </text:list-item>
      </text:list>
      <text:list text:style-name="L17">
        <text:list-item>
          <text:p text:style-name="P27">The reader traces his fingertip underneath the printed text lines starting at 3/4 of an inch from the left hand margin to 3/4 of an inch from the right hand margin at a steady even speed. The finger, scanning beneath the text of each and every line acts as a pacer which eyes will naturally follow. Avoiding tracing the fingers all the way to the margins prevents the eyes from spending time fixating on areas where half the <text:a xlink:type="simple" xlink:href="http://en.wikipedia.org/wiki/vision%20span">vision span</text:a> covers no text -- which would waste time. </text:p>
        </text:list-item>
      </text:list>
      <text:list text:style-name="L18">
        <text:list-item>
          <text:p text:style-name="P28">Humming a familiar tune <text:span text:style-name="T6">out loud</text:span> occupies the speech centers of the brain. This part of the brain can only really do one thing at a time, so this makes it impossible to mouth words or imagine mouthing words. The end result is a very unsettling and disorienting experience for someone who learned to read by sounding out each word. The brain is forced to recognize words in the field of vision as if it has gone "deaf" and "mute". The brain is forced into a new way of recognizing words without taking the time to laboriously sound out each and every word, one word after another in a linear fashion. (Alternatives to humming are making a constant stream of verbal noises such as: saying nonsense syllables over and over, counting quickly, or making careening sounds like an airplane. All of which make you look like a nut :-) ) </text:p>
        </text:list-item>
      </text:list>
      <text:list text:style-name="L19">
        <text:list-item>
          <text:p text:style-name="P29">Practice this tracing exercise for about 15 minutes a day - ideally early in the morning after breakfast and coffee. After a few days the reading experience will become more natural and your speed will cease to be limited by the speed limits of spoken speech. </text:p>
        </text:list-item>
      </text:list>
      <text:p text:style-name="Text_20_body">The habit of making noises while reading must eventually be abandoned. Most readers eventually can read without the crutch of using their finger to pace under the text.</text:p>
      <text:h text:style-name="Heading_20_2" text:outline-level="2">Developing the "speed" in speed reading</text:h>
      <text:p text:style-name="Text_20_body">Follow the exercise instructions above, and:</text:p>
      <text:list text:style-name="L20">
        <text:list-item>
          <text:p text:style-name="P30">The fingers should trace under the printed text at a speed of approximately two-thirds of a second to a second and a half per line. At this speed (typically 700 to 1200 words per minute), the reader's eyes will typically only be able to make three or four fixations along the line. (This in contrast to a 240 word per minute subvocalizing reader who typically makes 8 to 12 eye fixations per line.) At each fixation the reader's eyes will "grab" words in groups of three to five words. At first, most students will be able to make little or no sense out of the text at the elevated speed. In the beginning the goal is to train the brain to recognize groups of words. With practice, over days, weeks or sometimes months, the brain will retrain itself to link groups of words captured in this new way so that it makes sense out of the words it is looking at. </text:p>
        </text:list-item>
      </text:list>
      <text:list text:style-name="L21">
        <text:list-item>
          <text:p text:style-name="P31">To develop speed, a commonly taught exercise is to attempt to read twice as fast as the reader can make sense out of the text for a minute or so and then slow down to the speed at which one <text:soft-page-break/>can make sense out of the text. This is done by moving one's finger twice as fast under the text. This forces the brain to make as many adjustments as it can to the higher rate of speed. The effect is similar to driving down a road at 30 miles per hour, accelerating to 60 and slowing down to 30 miles per hour again. After slowing down, the 30 miles per hour feels very slow once the brain made adjustments to 60. To get back to the same "feeling" it had when it was driving 30 miles per hour, the brain wants to go 40 miles per hour. This usually results in the reader reading slightly faster than he did before pushing. Repeating this exercise often allows you to develop incrementally greater speeds every day. </text:p>
        </text:list-item>
      </text:list>
      <text:p text:style-name="Text_20_body">One of the main advantages to developing higher speed techniques such as this is that it vastly increases your working mental speed, and the reader's sense of urgency. Then when the reader slows down to a more moderate rate around 400 to 500 WPM, that reading rate feels very slow, and a lot more quick thinking can happen. Many people like to "warm up" by reading at speed reading rates before they read at a rate more conducive to comprehension. <text:a xlink:type="simple" xlink:href="http://www.rapidreading.co.uk/rapidreading.asp">[2]</text:a></text:p>
      <text:h text:style-name="Heading_20_2" text:outline-level="2">"Natural" speed readers</text:h>
      <text:p text:style-name="Text_20_body">Most people who develop their own method of high speed reading use a modified version of skimming and scanning.</text:p>
      <text:p text:style-name="Text_20_body">These people claim to "see" an entire paragraph in their mind's eye.</text:p>
      <text:p text:style-name="Text_20_body">First, the reader searches for keywords in the text. These are somewhat randomly distributed. These randomly distributed eye fixations as the reader searches the text create a somewhat random scatter-pattern of filled "spots" in the "minds eye" of the text. Since the <text:a xlink:type="simple" xlink:href="http://en.wikipedia.org/wiki/Vision_span">vision span</text:a> of the eyes is essentially three to five words wide, and three to five words high, this scanning pattern fills in spots three to five words wide and high. With each fixation of the eyes, the brain begins a partial decoding process of every fragment of text in view. This partial decoding process helps to imprint the "image" of the text in the mind's eye.</text:p>
      <text:p text:style-name="Text_20_body">Once the reader feels they have sufficiently searched the paragraph for clues to meaning, the eyes then fill in the rest of the mind's eye's image of the paragraph by directing the eyes to all the spaces in between the previous eye fixations in order to generate a complete "image" of the paragraph.</text:p>
      <text:p text:style-name="Text_20_body">When there are enough spots filled in the image to generate 100% coverage of at least one clause - but sometimes as much as 5 lines at a time - a lightning fast mechanism "linearizes" the already partially decoded text. This "linearization" step of already partially decoded text occurs at a pace about 10 to 20 times as fast as a reader using the finger pacing technique, but creates the illusion to the reader that the linearizable text is suddenly being read in a linear fashion by a super super fast finger pacing.</text:p>
      <text:p text:style-name="Text_20_body">After the linearization occurs, the eyes go back over spots of the linearized text for "double takes" and to allow further scrutiny and consideration of ideas. The eyes may well linger on the paragraph, going from interesting fragment in the paragraph to interesting fragment.</text:p>
      <text:p text:style-name="Text_20_body">The pattern is: random keywords and the words in the area immediately around them, fill by scattering, linearize, re-scan interesting areas of the text.</text:p>
      <text:p text:style-name="Text_20_body">It should be noted that incomplete filling of the image of the paragraph by attempting to depend upon peripheral vision or choosing to skip words results in <text:span text:style-name="T6">gaps</text:span> in the linearization steps which yield nonsensical partial sentences which would cause the brain to come to a complete halt trying to decode what one is reading. Also, sections of the paragraph "vanish" because of rapid short term memory decay, leaving "holes". In all such cases, the eyes instinctively backtrack to the unfilled area(s) of the paragraph in order to fill in the gaps so that the brain perceives a linearizable text.</text:p>
      <text:p text:style-name="Text_20_body"><text:soft-page-break/>Most experienced "natural" speed readers find the notion of "words per minute" to be alien and rather nonsensical, as their speed radically alters from paragraph to paragraph. The catch phrase "words per minute" implies a linear speed maintained on linearly traversed reading material. "Natural" speed readers are extremely non-linear in their approach. They are likely to read one paragraph at an effective speed of 300 words per minute, and the next at 12,000 when recognizing the information as useless. The notion of "comprehension" of useless information is equally as nonsensical. The goal of reading in this manner is to seek out relevant information and be aware of but essentially gloss over the rest. This is a stark contrast to "classical" speed reading which essentially mandates a steady even rapid pace with the fingers, and a naive expectation that the cognitive functions of the brain will magically keep up.</text:p>
      <text:h text:style-name="Heading_20_2" text:outline-level="2">Peripheral vision</text:h>
      <text:p text:style-name="Text_20_body">Classic speed reading techniques say that the reader should rely upon peripheral vision. Peripheral vision is the area outside of the <text:a xlink:type="simple" xlink:href="http://en.wikipedia.org/wiki/vision_span">vision span</text:a> of the eye. The eye has an area of about six degrees of arc in which the <text:a xlink:type="simple" xlink:href="http://en.wikipedia.org/wiki/macula">macula</text:a> of the eye has sufficient density of cone cells to resolve printed text. The theory is that a speed reader can reliably guess at what words are present in the "fuzzy" area outside the macula. In practice, this does not work.</text:p>
      <text:p text:style-name="Text_20_body">Research indicates that only the words that were in focus and in the vision span that the eyes actually looked at could be components of answers in comprehension tests. Readers who attempted to take in too many words at a glance, or who tried to read so fast using finger pacing techniques that they tried to take in words using peripheral vision ultimately could not answer questions about the resulting garbled sentences involving the words not in direct line of sight.</text:p>
      <text:p text:style-name="Text_20_body">Attempts to "read" that allow a reader to form garbage sentences and gloss over them not going through the mental stage of being aware of the grammatical structure of sentences, convinced the "reader" has understood the text, are completely dubious and have nothing to do with "reading"; they are a very crude, extremely self-deceptive, and ineffective form of text scanning.</text:p>
      <text:p text:style-name="Text_20_body">Attempts to read using the "natural" speed reader technique are largely incompatible with attempting to rely upon peripheral vision. This is because using peripheral vision typically cause the reader to form garbage sentences. When using the "natural" method, the reader is acutely aware of the grammatical structure of sentences, which is a primary focus of the conscious concentration. The result of perceiving a garbled sentence due to an attempt at peripheral perception is that the brain becomes confused by gaps or by "nonsense", and the eyes are compelled to backtrack and fixate directly upon the areas previously captured only in peripheral vision in order to resolve the garbage into the actual message intended by the author. This happens so much that it is a primary component to the apparently random pattern of eye movements of the “natural” speed reader. Retracing as in the "natural" method is in sharp contrast to classical speed reading methods that dictate that the reader should make one single linear pass through the text material - a method of reading that is very full of problems such as depending upon peripheral vision.</text:p>
      <text:h text:style-name="Heading_20_2" text:outline-level="2">Synthetic Memories</text:h>
      <text:p text:style-name="Text_20_body">Sometimes referred to as "false memory syndrome", the human mind has a pathological tendency to fill in gaps of memory with vivid creativity that has nothing to do with the original events. A speed reading person takes in a lot of information very quickly. When he tries to recall it, the brain invents its own version of the original message. Most speed readers feel that they are acutely and vividly aware of the information in the material they are reading as they read it. The brain, when attempting to recall it, recalls the feelings of being aware. It recalls the feelings or what it thinks are memories of the feelings, <text:soft-page-break/>but often not the original information. To be consistent with the memory of the feeling, it creates memories that feel the same as the feelings he believes he is recalling from when he was speed reading the original passage. The brain unconsciously fills in gaps with ideas it creates on the spot, or ideas that it recreates from information it read elsewhere that have the same feeling and general context as the material that was being read. Because of this scrambling of old memories, random thoughts, and actual reading material, speed reading is often described as "putting the person's memories into a blender". Because of this memory scrambling tendency of speed reading, it requires a speed reader to realize how unreliable his memory is likely to be, and make allowances for it.</text:p>
      <text:h text:style-name="Heading_20_2" text:outline-level="2">SQ3R</text:h>
      <text:p text:style-name="Text_20_body">Many college reading classes stress that reading is made much more efficient by following the SQ3R system. This means:</text:p>
      <text:list text:style-name="L22">
        <text:list-item>
          <text:p text:style-name="P49">Survey - Look over the text to see what it is about and how it is structured </text:p>
        </text:list-item>
        <text:list-item>
          <text:p text:style-name="P49">Question - Form questions in your mind that you want answered by looking at this text </text:p>
        </text:list-item>
        <text:list-item>
          <text:p text:style-name="P49">Read - Read over the text, keeping your questions in mind. Take notes and/or use a highlighter to flag important points. </text:p>
        </text:list-item>
        <text:list-item>
          <text:p text:style-name="P49">Recite - Take time out from your reading to answer your own questions in your own words. Some more fortunate readers can form the answers to their questions at high speeds without taking the time to subvocalize the answers. </text:p>
        </text:list-item>
        <text:list-item>
          <text:p text:style-name="P32">Review - Survey the text again and review your notes, questions and answers. </text:p>
        </text:list-item>
      </text:list>
      <text:p text:style-name="Text_20_body">Common sense reading techniques such as this are not antithetical to speed reading. Speed reading is not about blasting through text as fast as humanly possible in one pass (a misplaced myth about speed reading....), it is about efficiently wading through information. In most cases overall speed reading speed is actually increased by first surveying the text and forming questions about it. If you have a lot of active, pertinent questions to answer when you read something, your brain shifts from passive mode, hoping that information will stick, to a more active state in which it classifies information with specific "needs" for information. Overall speed reading speed can often be dramatically increased if you are reading solely looking for answers to a specific set of questions and are comfortable dismissing or ignoring everything else.</text:p>
      <text:p text:style-name="Text_20_body">At any time you notice confusion about the material in a segment that you feel you need to understand or might need to understand, mark it with a highlighter or (even better) flag the passage by sticking a color post-it note at that section of the page. Come back to that section later when you have read more of the author's ideas and have more context with which to evaluate whatever it was that confused you. It takes about a second away from your reading to grab and attach a sticky flag, and during that second you are taking some time out to let your confusion settle in.</text:p>
      <text:p text:style-name="Text_20_body">Many people find speed reading skills to be useful for the Survey phase of this. Using it to review can be somewhat deceptive.</text:p>
      <text:h text:style-name="Heading_20_2" text:outline-level="2">Imagine debating the author</text:h>
      <text:p text:style-name="Text_20_body">Some material is so biased that it is ripe for someone to debate it. Actively try to imagine what a debater would counter the ideas in the text with. The more aggressively you come up with counter-arguments, the more emotional you are going to be about the information in the text, and thus the more prone to remember it. Some types of arguments are so obvious that you don't need to take any time out to think them up. Others require a little more intensive thought which slows reading down to a crawl. <text:soft-page-break/>The more practice you get at "debating" authors of such material, the faster you can recognize and think up debatable counter points, and the faster you can read using this technique.</text:p>
      <text:h text:style-name="Heading_20_2" text:outline-level="2">A comprehension technique</text:h>
      <text:p text:style-name="Text_20_body">One of the biggest misconceptions of speed reading is comprehension. Many people claim there is no comprehension when speed reading, but these people themselves admit they have only practiced speed reading a short time or have not practiced at all. Comprehension is learned over time. When children first learn to read they have no comprehension. After reading for years they develop comprehension. When someone learns speed reading techniques, they must first learn the mechanics and speed, then they develop comprehension. This is no different than a child learning to read the first time. They learn to pronounce words, the mechanics, then when their brain can process this automatically, they learn comprehension. It is common for high school children to only have a 50% to 70% comprehension rate at normal reading speeds. Speed readers often report a 50% comprehension rate after a few months of practice.</text:p>
      <text:p text:style-name="Text_20_body">Imagine giving a <text:a xlink:type="simple" xlink:href="http://en.wikipedia.org/wiki/Microsoft_Office_PowerPoint">PowerPoint</text:a> presentation to a board of directors about the contents of the material. In a PowerPoint presentation, information is organized on cards in a manner that simplifies and organizes the information according to the manner in which the reader interprets it.</text:p>
      <text:p text:style-name="Text_20_body">Only a few items of information can fit on a PowerPoint card. Limiting the amount of information on a card keeps the quantity of information being organized at any one moment in time within the limits of human cognitive faculties. To get an appreciation of the reason for limiting the amount of information in a card, try pulling out a credit card from your pocket and repeat 6 random digits from it. Odds are you can do it. Then try repeating back 9 digits. Odds are that you will suddenly forget the digits, maybe remembering two of them. The brain has an information overload point somewhere between 6 and 9 elements of information it is attempting to juggle. Any attempts to juggle more than your threshold point are doomed to failure.</text:p>
      <text:p text:style-name="Text_20_body">Now, the reader can organize information in his mental PowerPoint cards one of two basic ways. The first way is the traditional outline form that you see in typical PowerPoint presentations. This is appropriate for some types of information, but generally is less effective than a technique called <text:a xlink:type="simple" xlink:href="http://en.wikipedia.org/wiki/Mind_Map">mindmapping</text:a> taught by <text:a xlink:type="simple" xlink:href="http://en.wikipedia.org/wiki/Tony_Buzan">Tony Buzan</text:a>. Mind-Mapping is a graphical technique that uses bright colors and diagrams to show the interrelationships in information. Mindmapping works particularly well in this context because it creates visual representations of information using the high speed image processing centers of the brain. Somewhat obviously, mind-maps in this context cannot be as complex as a traditional mind-map because the traditional mind-map grows theoretically infinitely. The individual "cards" have to contain less than 7 elements or they will overload the short term cognitive faculties of the brain just like trying to repeat back 8 or 9 digits will.</text:p>
      <text:p text:style-name="Text_20_body">The reader makes two or three passes through the material, spending no more than 10 minutes on each pass. The reason for limiting to 10 minutes is because most people have an effective short term memory limitation of 20 minutes for retaining new information using this technique, and the idea is to retain new information by being able to repeatedly expose yourself to information that becomes more familiar to you as to make each pass through the material.</text:p>
      <text:list text:style-name="L23">
        <text:list-item>
          <text:p text:style-name="P53">In the first pass, the goal is to create a crude outline of the presentation. The reader gleans his first exposure to the information and in the process mentally configures PowerPoint cards. The goal of reading during the first pass is to prepare a crude rough outline and crude set of cards for the "presentation". </text:p>
        </text:list-item>
        <text:list-item>
          <text:p text:style-name="P53">In the second pass through the material, the original text becomes a visual cheat sheet and <text:soft-page-break/><text:a xlink:type="simple" xlink:href="http://en.wikipedia.org/wiki/mnemonic">mnemonic</text:a> aid for the delivery of the material - a first rehearsal and fumbling presentation. This presentation is not given by <text:a xlink:type="simple" xlink:href="http://en.wikibooks.org/wiki/Speed_reading/Subvocalization">subvocalizing</text:a>, but rather by mentally framing exactly what should be said, as if preparing to speak. The instant each "frame" has been created in the cognitive faculties, the reader moves to the next one without <text:a xlink:type="simple" xlink:href="http://en.wikibooks.org/wiki/Speed_reading/Subvocalization">subvocalizing</text:a> anything. In this second pass, the original "cards" created in the imagination during the first pass come to mind immediately because of their associations with the sight of the original printed text. </text:p>
        </text:list-item>
        <text:list-item>
          <text:p text:style-name="P33">A third pass, if so desired, is a more polished delivery with the goal of extracting information from the reading material being completely secondary to the active mental act of giving an imagined, polished presentation. The third pass is supposed to be a slick, practiced delivery. </text:p>
        </text:list-item>
      </text:list>
      <text:p text:style-name="Text_20_body">Virtually every study system ever invented stresses the need to paraphrase what the reader has read in order to both reinforce and test his or her understanding. This card system performs much the same function. However it uses the visual centers of the brain which are literally hundreds of times faster than the audio processing centers of the brain.</text:p>
      <text:p text:style-name="Text_20_body">Typically the reader puts together one or two "cards" per paragraph of reading material. At 4000 words per minute, the reader is typically generating one new card every two seconds. With each pass through the material, his mind generates successively finer ideas about what he is going to say about each topic on the card. Often by the third pass, the person has had the chance to integrate the entire text and can pull in ideas from other parts of the text into his associations with each of the "cards". His familiarity with the text by this third pass makes it quite natural for his existing knowledge to figure into the picture.</text:p>
      <text:p text:style-name="Text_20_body">This system is best mixed with the "natural" speed reading pattern described above, because this pattern allows enormous freedom of eye movements and attention. This freedom is generally necessary because gaps in understanding at high speeds are very common. These gaps are best filled by having the freedom to hunt and search the text. Trying to put together PowerPoint cards and make sure that the reader is putting all the information that is relevant onto them is quite unworkable if one is trying to follow a steadily paced finger. The brain has to jump around because the PowerPoint presentation cards can only very rarely be organized in the same manner as the text being read has been organized. Generally speaking, if a reader is trying to organize his mental PowerPoint cards to follow the organization of the text he is reading, he doesn't understand the material and is trying to be a mindless parrot - which simply does not work.</text:p>
      <text:p text:style-name="Text_20_body">As described in the introduction, reading using this system is an example of "active" reading. The conscious attention is oriented 100% towards providing feedback upon what the reader actually understood. This creates an essentially instinctive pattern of re-reading, skimming, scanning, and other strategies to compliment the parts of the text were initially partially understood. Whereas a typical speed reader would be attempting to make one pass through a section of reading material, the person following this pattern might make as many as a dozen to insure that he understands what he is looking at. Some parts go by fast and simple at full sprinting speed with simple cards that fly up in a quarter of a second, some parts require more careful paraphrasing. Some parts might be very step by step and technical, material that does not lend itself at all to the mental processes of speed reading but rather requires 150WPM or less plodding. If the reader is reading against an unrealistic deadline, he may well simply decide that material that demands a slow careful reading is too much to handle at high speeds and skip it altogether (flagging the page with a physical post it note, for example), not kidding himself that he has any chance of understanding it because he can't even put the basic ideas up on a "card".</text:p>
      <text:p text:style-name="Text_20_body">Most people who read using this method report that it seems to induce a bizarre kind of trance that leaves the mind running at an extremely high speed with a feeling of euphoria. This indicates the very high speed reading, 1500 words per minute or more, that requires truly deep concentration and focus.</text:p>
      <text:h text:style-name="Heading_20_2" text:outline-level="2"><text:soft-page-break/>Varying speed</text:h>
      <text:p text:style-name="Text_20_body">Reading should be an extremely active mental process. Mental activity ranges in speed from slow and ponderous to instantaneous. Reading speed should necessarily <text:span text:style-name="T2">reflect the speeds of the inner mental processes</text:span>. Experienced visually oriented readers who read for understanding typically vary their speed through text.</text:p>
      <text:p text:style-name="Text_20_body">Good speed reading systems do not teach a fixed reading pace and instead encourage readers to vary their reading speed to fit the material. Some material requires more comprehension and thought, while most material can be read at higher speeds. Bad speed reading systems try to force readers to read at their maximum speed no matter what the material is.</text:p>
      <text:h text:style-name="Heading_20_2" text:outline-level="2">Regression</text:h>
      <text:p text:style-name="Text_20_body">Regression is going back and re-reading a section of text that you feel compelled to for whatever reason. Most speed reading classes/systems assert that regression is anathema to their reading system. In practice, avoiding regression is only advisable while you are doing exercises to develop your skills, not for actual material that you need to understand. Common sense tells you that if you are reading to understand something and there is something that you didn't understand, there is merit in going back and reading something again.</text:p>
      <text:p text:style-name="Text_20_body">The eye movement patterns of "natural" 10,000 WPM speed readers usually appear to be completely random as they look over a page. Their eyes move both forwards and backwards in order to "fill in the blanks" that they did not "capture" or "understand". They can often be seen flipping pages backwards to look back at a previous page they already read. Developing a habit of becoming aware of something you did not completely understand and going back to read it with scrutiny is a critical habit to develop for comprehension rather than pushing ever forward in the pursuit of speed.</text:p>
      <text:p text:style-name="Text_20_body">On the other hand, keep in mind that repeatedly re-reading a text can slow you down. Quite a bit. Typically you stall for a moment of confusion deciding what to do about your moment of confusion, and then make a decision as to whether to go back and re-read or to continue on forward. If you are reading material that has been half-way decently prepared, your point of confusion that leads to the impulse for regressing has been predicted by the author and will be explained in a subsequent sentence or paragraph. As a general rule, WAIT and keep reading forward before regressing. If you still find yourself to be confused, then go back.</text:p>
      <text:h text:style-name="Heading_20_2" text:outline-level="2">Long Term Memory</text:h>
      <text:p text:style-name="Text_20_body">Speed reading in all forms is essentially incompatible with long term memory. You cannot speed read your textbooks and expect the information to stick no matter how well you understand the material in short term memory or how aggressive your comprehension techniques are. Quality speed reading systems will explain this. Speed reading can be used to go through reviews of past chapters and parts that do not require deep comprehension. Slower reading skills are used on new material that requires thought and reflection.</text:p>
      <text:p text:style-name="Text_20_body">The bottom line is that you have to repeatedly use information in short term memory within about 20 minutes of reading it, or else it has no chance of making into long term memory. With the amount of information a speed reader tries to tackle, finding uses for it all within 20 minutes is improbable. Speed reading is however a visual intake of information which can be, though loosely, compared to viewing a movie. After viewing a movie, you can remember individual scenes for years afterward even though you may have only seen them for a fraction of a second.</text:p>
      <text:p text:style-name="Text_20_body"><text:soft-page-break/>Nothing can substitute for sane, normal study skills taught at your local community college. <text:a xlink:type="simple" xlink:href="http://www.chemistrycoach.com/lbe5.htm">[3]</text:a> Committing information to long term memory simply requires a very different approach. It simply takes time and effort to commit things to long term memory. Speed reading is another tool in your study toolbox which you can pull out and use when the time is appropriate, like for quick reviews, to find information, for research and other appropriate times.</text:p>
      <text:h text:style-name="Heading_20_2" text:outline-level="2">Care with food</text:h>
      <text:p text:style-name="Text_20_body">Consuming quantities of foods that have a high <text:a xlink:type="simple" xlink:href="http://en.wikipedia.org/wiki/glycemic%20index">glycemic index</text:a> (pasta, baked potatoes, white rice, bananas, puffed breakfast cereals, soda pop, fruit juice etc) causes the pancreas to pump out large quantities of insulin. This has the effect of causing the muscle and fat cells to stabilize the blood sugar by removing the excess glucose sugar.</text:p>
      <text:p text:style-name="Text_20_body">In addition to removing sugar, high levels of insulin also cause muscle and fat cells to remove <text:a xlink:type="simple" xlink:href="http://en.wikipedia.org/wiki/amino%20acids">AMINO ACIDS</text:a> from the bloodstream. Amino acids are the end product of the digestion of dietary proteins. Brain cells build <text:a xlink:type="simple" xlink:href="http://en.wikipedia.org/wiki/neurotransmitters">neurotransmitters</text:a> out of the basic amino acids. Without a healthy amino acid supply, the brain cannot think quickly. The net effect of consuming high glycemic index foods is that the brain winds up starved of neurotransmitters and is very impaired for speed reading.</text:p>
      <text:p text:style-name="Text_20_body">Low and medium glycemic index foods such as whole grains, beans, and fruit should be dietary staples because they provide a steady constant stream of glucose sugar to flow from the digestive system. Some form of protein should also be consumed with meals prior to attempting speed reading to provide the amino acids for the brain to build neurotransmitters. (Generally easy to digest animal proteins such as eggs and fish work better than red meat or proteins from grains or beans - and many people have problems with milk.)</text:p>
      <text:p text:style-name="Text_20_body">In the bloodstream, fats and oils are carried on the outside of red blood cells. If a red blood cell is carrying too much fat, it will block the entrance to a capillary until the pressure of nearby blood cells moving through the blood stream either force it into the entryway to the capillary or force it away from the entryway to capillary. The end effect of eating a fatty meal is a reduction in the rate of oxygen supply to the cells being supplied by that capillary. Not many people can speed read effectively after eating a stick of butter.</text:p>
      <text:h text:style-name="Heading_20_2" text:outline-level="2">Remember to breathe</text:h>
      <text:p text:style-name="Text_20_body">Any form of intellectual activity uses brain cells. Brain cells need both sugar (glucose) and oxygen in order to fire. If you don’t eat, or don't breathe, your brain won't go. Generally speaking a person undertaking any type of study should develop the habit of breathing deeply from the diaphragm. Most college study skills teachers recommend breathing deep once every six seconds in a manner that causes your stomach to protrude rather than your chest lifting. If you don't do this, the odds of success at speed reading or any other form of intellectual activity are considerably reduced.</text:p>
      <text:h text:style-name="Heading_20_2" text:outline-level="2">Speed reading fiction</text:h>
      <text:p text:style-name="Text_20_body">"Speed reading" <text:a xlink:type="simple" xlink:href="http://en.wikibooks.org/w/index.php?title=Fiction&amp;action=edit&amp;redlink=1">fiction</text:a> at high speeds does not work very well. This is because fiction focuses upon the <text:span text:style-name="T6">emotional</text:span> experiences. The human brain is simply not fast enough processing emotions to push the envelope. At best, a speed reader of fiction remembers an account of events, but does not have the experience that the author had in mind for the reader. Novels are best read in 'real time' to experience the moment. Speed reading can improve the fiction experience. Speed reading involves adjusting the reading speed to suit the material. Novels often have long descriptions and backstorys which can be <text:soft-page-break/>read using speed reading methods. This allows the reader to zip through the slow sections and return to the 'juicy' parts more quickly which are then read at the readers normal pace.</text:p>
      <text:h text:style-name="Heading_20_2" text:outline-level="2">Reading computer screens</text:h>
      <text:p text:style-name="Text_20_body">Many people report that it is next to impossible to "speed read" a CRT computer screen at speeds over about 1000 words a minute. A speed reader's eyes move VERY rapidly, settling only for very short periods of time. The <text:a xlink:type="simple" xlink:href="http://en.wikipedia.org/wiki/computer_screen">computer screen</text:a>, being redrawn electronically 60 to 100 times a second (called the <text:a xlink:type="simple" xlink:href="http://en.wikipedia.org/wiki/refresh_rate">refresh rate</text:a>) creates multiple frozen images in the eyes of the reader as his eyes move between each group of words. To get an idea of the effect, wave your hand in front of a CRT screen as you read this text. You will see multiple "frozen" images of your hand rather than a blur. Essentially, this creates about 5 copies of the text superimposed upon each other as the eyes move between fixations on the text because of the slow decay of visual images in the human eye. The human eye has to stop long enough to get a good visual image in order to physically see what it is looking at. When there are multiple superimposed "ghosts" from successive screen redraws, the eye/brain combination gets very confused about what it is looking at. This "ghosting" effect is more exaggerated with smaller text on the screen. Note that this effect is generally not present with newer LCD based display screens such as those in laptop computers and the LCD desktop "flat panel" displays. The pixels on those screens generally "stay-on" during the screen refreshing, and should be similar to printed material for speed reading purpos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Arial Unicode MS" style:font-size-asian="10pt" style:font-weight-asian="bold" style:font-name-complex="Tahoma" style:font-size-complex="10pt" style:font-weight-complex="bold"/>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Yuri Tolstov</meta:initial-creator>
    <meta:creation-date>2008-11-10T09:20:08</meta:creation-date>
    <dc:creator>Yuri Tolstov</dc:creator>
    <dc:date>2008-11-10T09:28:11</dc:date>
    <meta:editing-cycles>3</meta:editing-cycles>
    <meta:editing-duration>PT8M6S</meta:editing-duration>
    <meta:user-defined meta:name="Info 1"/>
    <meta:user-defined meta:name="Info 2"/>
    <meta:user-defined meta:name="Info 3"/>
    <meta:user-defined meta:name="Info 4"/>
    <meta:document-statistic meta:table-count="1" meta:image-count="18" meta:object-count="0" meta:page-count="42" meta:paragraph-count="382" meta:word-count="19930" meta:character-count="115186"/>
  </office:meta>
</office:document-meta>
</file>